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list-style-name="L20">
      <style:paragraph-properties fo:margin-top="0cm" fo:margin-bottom="0cm"/>
      <style:text-properties style:font-name="Calibri" fo:font-size="6pt" style:font-size-asian="6pt" style:font-size-complex="6pt"/>
    </style:style>
    <style:style style:name="P2" style:family="paragraph" style:parent-style-name="Standard" style:list-style-name="L20">
      <style:paragraph-properties fo:margin-top="0cm" fo:margin-bottom="0cm"/>
      <style:text-properties style:font-name="Calibri" fo:font-size="6pt" style:font-size-asian="6pt" style:font-size-complex="6pt"/>
    </style:style>
    <style:style style:name="P3" style:family="paragraph" style:parent-style-name="Text_20_body" style:list-style-name="L20">
      <style:paragraph-properties fo:margin-top="0cm" fo:margin-bottom="0cm"/>
      <style:text-properties style:font-name="Calibri" fo:font-size="6pt" style:font-size-asian="6pt" style:font-size-complex="6pt"/>
    </style:style>
    <style:style style:name="P4" style:family="paragraph" style:parent-style-name="Text_20_body" style:list-style-name="L20">
      <style:paragraph-properties fo:margin-top="0cm" fo:margin-bottom="0cm"/>
    </style:style>
    <style:style style:name="T1" style:family="text">
      <style:text-properties fo:font-weight="bold"/>
    </style:style>
    <style:style style:name="T2" style:family="text">
      <style:text-properties fo:font-style="italic"/>
    </style:style>
    <style:style style:name="T3" style:family="text">
      <style:text-properties style:font-name="Calibri"/>
    </style:style>
    <style:style style:name="T4" style:family="text">
      <style:text-properties style:font-name="Calibri" fo:font-weight="bold"/>
    </style:style>
    <style:style style:name="T5" style:family="text">
      <style:text-properties style:font-name="Calibri" fo:font-size="8pt" style:font-size-asian="8pt" style:font-size-complex="8pt"/>
    </style:style>
    <style:style style:name="T6" style:family="text">
      <style:text-properties style:font-name="Calibri" fo:font-size="8pt" fo:font-weight="bold" style:font-size-asian="8pt" style:font-size-complex="8pt"/>
    </style:style>
    <style:style style:name="T7" style:family="text">
      <style:text-properties style:font-name="Calibri" fo:font-size="6pt" style:font-size-asian="6pt" style:font-size-complex="6pt"/>
    </style:style>
    <style:style style:name="T8" style:family="text">
      <style:text-properties style:font-name="Calibri" fo:font-size="6pt" fo:font-weight="bold" style:font-size-asian="6pt" style:font-size-complex="6pt"/>
    </style:style>
    <style:style style:name="Sect1" style:family="section">
      <style:section-properties text:dont-balance-text-columns="false" style:editable="false">
        <style:columns fo:column-count="2" fo:column-gap="0.3cm">
          <style:column style:rel-width="4818*" fo:start-indent="0cm" fo:end-indent="0.15cm"/>
          <style:column style:rel-width="4819*" fo:start-indent="0.15cm" fo:end-indent="0cm"/>
        </style:columns>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2cm" text:min-label-width="0.199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599cm" text:min-label-width="0.6cm"/>
        <style:text-properties style:font-name="StarSymbol1"/>
      </text:list-level-style-bullet>
      <text:list-level-style-image text:level="4" xlink:href="Pictures/100002000000000A0000000ADDA84F49.gif" xlink:type="simple" xlink:show="embed" xlink:actuate="onLoad">
        <style:list-level-properties text:space-before="0.801cm" text:min-label-width="7.9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1cm" text:min-label-width="1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Session 1] 5. Februar 2006: Von Unsdorf nach Virennica</text:h>
        <text:list text:style-name="L20">
          <text:list-item>
            <text:h text:style-name="P1" text:outline-level="3">Teilnehmer : Markus, Reinhard, Sascha, Andi, Jo, Alex</text:h>
          </text:list-item>
          <text:list-item>
            <text:h text:style-name="P1" text:outline-level="3">EP: +2</text:h>
          </text:list-item>
          <text:list-item>
            <text:p text:style-name="P3">Streit zwischen Frederic Kings und Melissa Kraudige </text:p>
          </text:list-item>
          <text:list-item>
            <text:p text:style-name="P3">Waldläufer Tony Dinozzo erzählt Gerücht über seltsame Wölfe </text:p>
          </text:list-item>
          <text:list-item>
            <text:p text:style-name="P3">Frederic Kings begeht Mord an Melissa </text:p>
          </text:list-item>
          <text:list-item>
            <text:p text:style-name="P3">Frederic kann in den engen Gassen von Unsdorf entwischen und taucht bei zwei seiner Freunden unter </text:p>
          </text:list-item>
          <text:list-item>
            <text:p text:style-name="P3">Captain der Miliz, Hob­bes Mezzy, beauftragt die Gruppe mit der Verfolgung von Frederic. Die Miliz hat herausgefunden, dass Frederic in Virennica einen Cousin hat. </text:p>
          </text:list-item>
          <text:list-item>
            <text:p text:style-name="P3">Verfolgsjagd nach Virennica, kurz bevor die Gruppe Frederic einholen kann, werden sie in einem Hinterhalt angegriffen und zwei Pferde werden durch schwere Armbrustbolzen getötet. </text:p>
          </text:list-item>
          <text:list-item>
            <text:p text:style-name="P3">Ankunft in Virennica. Captain der Miliz, Elroy Sepannen, wird die Gruppe bei ihren Ermittlungen nicht behindern. </text:p>
          </text:list-item>
        </text:list>
        <text:h text:style-name="Heading_20_1" text:outline-level="1">[Session 2] 26. Februar 2006: Spurensuche in Virennica</text:h>
        <text:list text:style-name="L20">
          <text:list-item>
            <text:h text:style-name="P1" text:outline-level="3">Teilnehmer : Markus, Reinhard, Sascha, Andi</text:h>
          </text:list-item>
          <text:list-item>
            <text:h text:style-name="P1" text:outline-level="3">EP: +3</text:h>
          </text:list-item>
          <text:list-item>
            <text:p text:style-name="P3">Erstes Treffen mit dem knapp sechsjährigen Herrschel Bussy </text:p>
          </text:list-item>
          <text:list-item>
            <text:p text:style-name="P3">Gareth Suk lernt Corinna kennen </text:p>
          </text:list-item>
          <text:list-item>
            <text:p text:style-name="P3">Nachforschungen </text:p>
            <text:list>
              <text:list-item>
                <text:p text:style-name="P3">Die Familie Kings staammt ursprünglich aus Virennica </text:p>
              </text:list-item>
              <text:list-item>
                <text:p text:style-name="P3">Im Krieg zwischen Cardil und Umnia hat die Familie Kings Verrat am Reich Cardil begangen, so das Unsdorf (vorher also Teil des Reiches Cardil) an Umnia fiel. Der Verrat wurde (zu spät) aufgedeckt und die Familie verbannt. </text:p>
              </text:list-item>
            </text:list>
          </text:list-item>
          <text:list-item>
            <text:p text:style-name="P3">Treffen mit Alfonso Guidetti, einem höheren Mitglied der Diebesgilde Drunken Monkeys </text:p>
            <text:list>
              <text:list-item>
                <text:p text:style-name="P3">Der Cousin von Frederic gehört zu den Scarfaces </text:p>
              </text:list-item>
            </text:list>
          </text:list-item>
          <text:list-item>
            <text:p text:style-name="P3">[Alex] wird von Frederic beim Austreten überwältigt und neben einer Frauenleiche zurückgelassen. Theoderich kann gerade noch verhindern, dass die Menge [Alex] lyncht. </text:p>
          </text:list-item>
          <text:list-item>
            <text:p text:style-name="P3">Die Drunken Monkeys finden Frederics Aufenthaltsort heraus. </text:p>
          </text:list-item>
          <text:list-item>
            <text:p text:style-name="P3">Die Gruppe kann Frederic festsetzen </text:p>
            <text:list>
              <text:list-item>
                <text:p text:style-name="P3">Beim Sprung aus dem Fenster bricht sich Frederic den Fuß, kann aber trotzdem normal weiter laufen... </text:p>
              </text:list-item>
            </text:list>
          </text:list-item>
        </text:list>
        <text:h text:style-name="Heading_20_1" text:outline-level="1">[Session 3] 19. März 2006: Frederic gefasst/getötet ?!?</text:h>
        <text:list text:style-name="L20">
          <text:list-item>
            <text:h text:style-name="P1" text:outline-level="3">Teilnehmer : Markus, Reinhard, Sascha, Andi, Oli, Jo</text:h>
          </text:list-item>
          <text:list-item>
            <text:h text:style-name="P1" text:outline-level="3">EP: +3</text:h>
          </text:list-item>
          <text:list-item>
            <text:p text:style-name="P3">Frederic kann sich befreien und fliehen </text:p>
            <text:list>
              <text:list-item>
                <text:p text:style-name="P3">Frederic kann dabei seine Fesseln aus eigener Kraft "sprengen" </text:p>
              </text:list-item>
              <text:list-item>
                <text:p text:style-name="P3">Alle bis auf [Jo] haben furchbare Kopfschmerzen, können sich kaum noch bewegen, Magenkrämpfe </text:p>
              </text:list-item>
              <text:list-item>
                <text:p text:style-name="P3">Frederic ist extrem schnell und hat schon fast übernatürliche Reflexe </text:p>
              </text:list-item>
            </text:list>
          </text:list-item>
          <text:list-item>
            <text:p text:style-name="P3">Die Gruppe informiert </text:p>
            <text:list>
              <text:list-item>
                <text:p text:style-name="P3">Miliz </text:p>
              </text:list-item>
              <text:list-item>
                <text:p text:style-name="P3">Drunken Monkeys </text:p>
              </text:list-item>
            </text:list>
          </text:list-item>
          <text:list-item>
            <text:p text:style-name="P3">Mord 3 </text:p>
          </text:list-item>
          <text:list-item>
            <text:p text:style-name="P3">Gruppe spricht mit Lucius Lynah, dem ersten Sekretäre der GILDE in Virennica </text:p>
            <text:list>
              <text:list-item>
                <text:p text:style-name="P3">Die Fähigkeiten von Frederic können magischer Natur sein, allerdings wären solche Artefakte sehr selten und extrem teuer. Ein sehr reicher Adeliger könnte sie sich leisten... </text:p>
              </text:list-item>
              <text:list-item>
                <text:p text:style-name="P3">Frederic ist NICHT magisch begabt, Lucius weiß dies sicher, da er vor einigen Monaten Frederic verhört hat. </text:p>
              </text:list-item>
              <text:list-item>
                <text:p text:style-name="P3">Die Gruppe bekommt eine Ampulle mit einem sehr starken Schlafmittel, für den Fall dass sie Frederic nochmal fest setzen können. </text:p>
              </text:list-item>
            </text:list>
          </text:list-item>
          <text:list-item>
            <text:p text:style-name="P3">Einbruch in ein Lagerhaus um dort Mitglieder der Scarfaces einzufangen. Dadurch können die Drunken Monkeys herausfinden, wo Frederic stecken könnte. Eventuell auch ein Austausch </text:p>
          </text:list-item>
          <text:list-item>
            <text:p text:style-name="P3">[Mord 4] </text:p>
          </text:list-item>
          <text:list-item>
            <text:p text:style-name="P3">Austausch, die Gefangenen aus dem Lagerhaus gegen Frederic. Beim Austausch wird Frederic getötet und in den Fluß geworfen bevor die Gruppe eingreifen kann. </text:p>
          </text:list-item>
        </text:list>
        <text:h text:style-name="Heading_20_1" text:outline-level="1">[Session 4] 9. April 2006: Dramatische Rückreise nach Unsdorf</text:h>
        <text:list text:style-name="L20">
          <text:list-item>
            <text:h text:style-name="P1" text:outline-level="3">Teilnehmer : Markus, Reinhard, Sascha, Andi</text:h>
          </text:list-item>
          <text:list-item>
            <text:h text:style-name="P1" text:outline-level="3">EP: +2</text:h>
          </text:list-item>
          <text:list-item>
            <text:p text:style-name="P3">Suche nach der Leiche und diese an einem Wehr zwei Kilometer nördlich von Virennica gefunden. </text:p>
          </text:list-item>
          <text:list-item>
            <text:p text:style-name="P3">Mit der Leiche von Frederic nach Unsdorf </text:p>
          </text:list-item>
          <text:list-item>
            <text:p text:style-name="P3">Übergriff von "Seltsamen Rittern mit Wölfen" </text:p>
            <text:list>
              <text:list-item>
                <text:p text:style-name="P3">Angriff durch Männer in einer seltsamen weißen Vollplatte mit Wölfen </text:p>
              </text:list-item>
              <text:list-item>
                <text:p text:style-name="P3">Bevor die Gruppe fast völlig aufgerieben wird, werden die Gegner von einer unbekannten Macht angegriffen (Feuerbälle...) </text:p>
              </text:list-item>
              <text:list-item>
                <text:p text:style-name="P3">Am nächsten Morgen: Gruppe geheilt und alles Equipment noch vorhanden </text:p>
              </text:list-item>
            </text:list>
          </text:list-item>
          <text:list-item>
            <text:p text:style-name="P3">Abgabe der Leiche und vollständiger Bericht an Hobbes Mezzy </text:p>
          </text:list-item>
        </text:list>
        <text:h text:style-name="Heading_20_1" text:outline-level="1">[Session 5] 1. Mai 2006: Das seltsame Gangsystem</text:h>
        <text:list text:style-name="L20">
          <text:list-item>
            <text:h text:style-name="P1" text:outline-level="3">Teilnehmer : Markus, Reinhard, Sascha, Andi, Jo</text:h>
          </text:list-item>
          <text:list-item>
            <text:h text:style-name="P1" text:outline-level="3">EP: +3</text:h>
          </text:list-item>
          <text:list-item>
            <text:p text:style-name="P3">Im Süden gibt eines Nachts seltsame Lichter zu sehen. </text:p>
          </text:list-item>
          <text:list-item>
            <text:p text:style-name="P3">Suche nach den "Rittern und Wölfen". Gruppe wird von 10 Mann unter Kommando von Jerold Boberg begleitet </text:p>
          </text:list-item>
          <text:list-item>
            <text:p text:style-name="P3">Fund eines toten Wolfes </text:p>
            <text:list>
              <text:list-item>
                <text:p text:style-name="P3">Wolf hat seltsame Metallplatten, die mit dem Körper verwachsen sind. </text:p>
              </text:list-item>
            </text:list>
          </text:list-item>
          <text:list-item>
            <text:p text:style-name="P3">Spuren (einrädiger Karren) gefunden und Richtung Süden verfolgt. </text:p>
          </text:list-item>
          <text:list-item>
            <text:p text:style-name="P3">Höhle gefunden. </text:p>
            <text:list>
              <text:list-item>
                <text:p text:style-name="P3">Beim Durchsuchen der Höhle gibt es ein Erdbeben. </text:p>
              </text:list-item>
              <text:list-item>
                <text:p text:style-name="P3">Gruppe wird verschüttet </text:p>
              </text:list-item>
              <text:list-item>
                <text:p text:style-name="P3">Sie entdecken eine "Tür", die durch das Erdbeben "geöffnet" wurde </text:p>
              </text:list-item>
              <text:list-item>
                <text:p text:style-name="P3">Dahinter liegt ein langer sehr seltsamer Gang </text:p>
              </text:list-item>
              <text:list-item>
                <text:p text:style-name="P3">Kampf mit einem dieser Wölfe </text:p>
              </text:list-item>
              <text:list-item>
                <text:p text:style-name="P3">Gang endet an einer weiteren Tür </text:p>
                <text:list>
                  <text:list-item>
                    <text:p text:style-name="P3">anscheinend magisch (beide Magier sind sich hier nicht schlüssig </text:p>
                  </text:list-item>
                  <text:list-item>
                    <text:p text:style-name="P3">Tür öffnet sich für die Gruppe </text:p>
                  </text:list-item>
                  <text:list-item>
                    <text:p text:style-name="P3">Tür schließt sich von selbst, Hindernisse räumt sie dabei aus dem Weg. Zu große Hindernisse werden einfach pulverisiert. </text:p>
                  </text:list-item>
                  <text:list-item>
                    <text:p text:style-name="P3">Gruppe campiert IN der Tür. </text:p>
                  </text:list-item>
                  <text:list-item>
                    <text:p text:style-name="P3">Nach der Nachtruhe findet sich die Gruppe in der Höhle wieder. Tür verschlossen. Alles was die Gruppe aus dem Gang mitgenommen hat, ist verschwunden. </text:p>
                  </text:list-item>
                </text:list>
              </text:list-item>
              <text:list-item>
                <text:p text:style-name="P3">Beim Abstieg stürzt Rufus katastrophal ab und kann sich mit einem reflexartigen (schon fast übernatürlich schnellen Reflex) Griff vor dem Absturz retten. </text:p>
              </text:list-item>
              <text:list-item>
                <text:p text:style-name="P4"><text:span text:style-name="T7">Bericht an Hobbes Mezzy [Meines Wissens auch vom Komplex/Gang</text:span><text:a xlink:type="simple" xlink:href="http://revelation.familie-schmidt.net/cgi-bin/wiki.pl?action=edit&amp;id=Zusammenfassung/Gang"><text:span text:style-name="T7">?</text:span></text:a><text:span text:style-name="T7">] </text:span></text:p>
              </text:list-item>
              <text:list-item>
                <text:p text:style-name="P3">Bote aus Virennica: weitere Morde </text:p>
              </text:list-item>
              <text:list-item>
                <text:p text:style-name="P3">Exhuminieren der Leiche: diese ist nicht Frederic </text:p>
              </text:list-item>
              <text:list-item>
                <text:p text:style-name="P3">Reise nach Virennica; inklusive der bewaffneten Truppe </text:p>
              </text:list-item>
              <text:list-item>
                <text:p text:style-name="P3">Gespräch zwischen Gareth und Corinna </text:p>
                <text:list>
                  <text:list-item>
                    <text:p text:style-name="P3">[Sascha hier bitte die Infos eintragen, die du preisgeben willst] </text:p>
                  </text:list-item>
                </text:list>
              </text:list-item>
            </text:list>
          </text:list-item>
        </text:list>
        <text:h text:style-name="Heading_20_1" text:outline-level="1">[Session 6] 21. Mai 206: Kampf mit Frederic</text:h>
        <text:list text:style-name="L20">
          <text:list-item>
            <text:h text:style-name="P1" text:outline-level="3">Teilnehmer : Markus, Reinhard, Sascha, Andi, Jo</text:h>
          </text:list-item>
          <text:list-item>
            <text:h text:style-name="P1" text:outline-level="3">EP: +5</text:h>
          </text:list-item>
          <text:list-item>
            <text:p text:style-name="P3">Weitere Nachforschungen </text:p>
          </text:list-item>
          <text:list-item>
            <text:p text:style-name="P3">Drunken Monkeys finden heraus, wo der Illusionist sich versteckt hält </text:p>
          </text:list-item>
          <text:list-item>
            <text:p text:style-name="P3">Durch Mord an Daria Phanke ist die ganze Sache eskaliert. Es werden verstärkt Truppen und bewaffnete Orden in Virennica gesammelt. </text:p>
          </text:list-item>
          <text:list-item>
            <text:p text:style-name="P3">Gruppe gerät in einen Hinterhalt als sie versuchen den Illusionisten zu ergreifen und werden von Frederic gefangen genommem </text:p>
            <text:list>
              <text:list-item>
                <text:p text:style-name="P3">Sie kommen in einem Höhlensystem wieder zu sich </text:p>
                <text:list>
                  <text:list-item>
                    <text:p text:style-name="P3">Es taucht ein Vollplattenritter mit einem Wolf auf und mustert die Gruppe </text:p>
                  </text:list-item>
                  <text:list-item>
                    <text:p text:style-name="P3">Der Ritter trifft auf Salomon, diese wechseln ein paar Worte, der Vollplattenritter verschwindet... </text:p>
                  </text:list-item>
                  <text:list-item>
                    <text:p text:style-name="P3">Salomon hat ein lautstarkes Streitgespräch mit Frederic </text:p>
                  </text:list-item>
                  <text:list-item>
                    <text:p text:style-name="P3">Einer der Wächter gehört zu Salomon, dieser befreit die Gruppe; zusammen überwätigen sie den Rest und warten aus Salomon mit seiner Verstärkung </text:p>
                  </text:list-item>
                  <text:list-item>
                    <text:p text:style-name="P3">Endkampf zwischen Frederic, zwei Rittern mit Wölfen und den Scarfaces auf der anderen Seite und Salomon, seinen Leuten und der Gruppe auf der anderen Seite </text:p>
                  </text:list-item>
                  <text:list-item>
                    <text:p text:style-name="P3">Frederic wird geköpft. </text:p>
                  </text:list-item>
                </text:list>
              </text:list-item>
            </text:list>
          </text:list-item>
        </text:list>
        <text:h text:style-name="Heading_20_1" text:outline-level="1">[Session 7] 18. Juni 2006: Suche im alten Bergwerk, Entdeckung der Pyramide</text:h>
        <text:list text:style-name="L20">
          <text:list-item>
            <text:h text:style-name="P1" text:outline-level="3">Teilnehmer : Markus, Reinhard, Sascha, Andi, Jo</text:h>
          </text:list-item>
          <text:list-item>
            <text:h text:style-name="P1" text:outline-level="3">EP: +2 (Zusammenfassung von: Andi)</text:h>
          </text:list-item>
          <text:list-item>
            <text:p text:style-name="P3">Letzte Besprechung mit Salomon: niemand, insbesondere die Gilde, darf etwas vom Schicksal erfahren </text:p>
          </text:list-item>
          <text:list-item>
            <text:p text:style-name="P3">Der zweite Hofmagier (Quintes) der auch wegen Frederik in Virennica verweilt könnte uns <text:soft-page-break/>evtl. weiterhelfen, Salomon schickt ihm einen Brief </text:p>
          </text:list-item>
          <text:list-item>
            <text:p text:style-name="P3">Absuchen des alten Bergwerks, Auffinden von ein paar Wertgegenständen </text:p>
          </text:list-item>
          <text:list-item>
            <text:p text:style-name="P3">Auffinden des seltsamen, tür-/fensterlosen Turms </text:p>
          </text:list-item>
          <text:list-item>
            <text:p text:style-name="P3">Abstieg über die Geröllhalde </text:p>
          </text:list-item>
          <text:list-item>
            <text:p text:style-name="P3">Kampf mit den Dragoniten </text:p>
          </text:list-item>
          <text:list-item>
            <text:p text:style-name="P3">Auffinden der Pyramide und der Leichen vor der Pyramide </text:p>
          </text:list-item>
          <text:list-item>
            <text:p text:style-name="P3">Auffinden des ersten Teil des Artefakts bei einer abseits liegenden Leiche </text:p>
          </text:list-item>
          <text:list-item>
            <text:p text:style-name="P3">Eindringen in die Pyramide (ausgestattet mit Unmengen von lebensgroßen Statuen mythologischer Natur) </text:p>
          </text:list-item>
          <text:list-item>
            <text:p text:style-name="P3">Erweckung der Statue und Zusammenfügen unseres und eines weiteren Artefaktteils zu einem Kreuz </text:p>
          </text:list-item>
          <text:list-item>
            <text:p text:style-name="P3">Statue "Erster Teil des Deals erfüllt"... </text:p>
          </text:list-item>
        </text:list>
        <text:h text:style-name="Heading_20_1" text:outline-level="1">[Session 8] 30. Juli 2006 : Suche in der Pyramide, neue Quest und Frederics Ablieferung</text:h>
        <text:list text:style-name="L20">
          <text:list-item>
            <text:h text:style-name="P1" text:outline-level="3">Teilnehmer : Markus, Reinhard, Sascha, Andi </text:h>
          </text:list-item>
          <text:list-item>
            <text:h text:style-name="P1" text:outline-level="3">EP: +2 (Zusammenfassung von: Andi)</text:h>
          </text:list-item>
          <text:list-item>
            <text:p text:style-name="P3">Absuchen der Pyramide, Auffinden des metallenen Geschichtsalmanachs und des magischen Tagebuchs von Artemies </text:p>
          </text:list-item>
          <text:list-item>
            <text:p text:style-name="P3">Hintergrundinfo: Artemies hat in der Kuppelstadt eine große Wand mit Statuen errichtet. Artemies war der größte Freimagier und lebte vor ein paar tausend Jahren </text:p>
          </text:list-item>
          <text:list-item>
            <text:p text:style-name="P4"><text:span text:style-name="T7">Treffen vor der Pyramide: Auftrag der </text:span><text:a xlink:type="simple" xlink:href="http://revelation.familie-schmidt.net/cgi-bin/wiki.pl?Die_KONTROLLE_Und_Das_Manifest"><text:span text:style-name="T7">[KONTROLLE]</text:span></text:a><text:span text:style-name="T7"> das Artefakt zusammenzusetzen </text:span></text:p>
          </text:list-item>
          <text:list-item>
            <text:p text:style-name="P3">Hinweise: </text:p>
            <text:list>
              <text:list-item>
                <text:p text:style-name="P3">Das Artefakt ist SEHR mächtig </text:p>
              </text:list-item>
              <text:list-item>
                <text:p text:style-name="P3">Anzahl der Einzelteile unbekannt </text:p>
              </text:list-item>
              <text:list-item>
                <text:p text:style-name="P3">Wir haben das Schicksal </text:p>
              </text:list-item>
              <text:list-item>
                <text:p text:style-name="P3">Ursprünglich war Salomon für diese Aufgabe geplant </text:p>
              </text:list-item>
              <text:list-item>
                <text:p text:style-name="P3">Nur Leute die das Schicksal haben sind in der Lage die Einzelteile des Artefakts zu finden </text:p>
              </text:list-item>
              <text:list-item>
                <text:p text:style-name="P3">Artemis will das Artefakt, ob wir es ihm geben ist unsere Sache aber Artemis hat sicherlich ein paar Tricks auf Lager um es zu bekommen </text:p>
              </text:list-item>
              <text:list-item>
                <text:p text:style-name="P3">Die Leute der KONTROLLE haben uns gescannt und waren sichtlich irritiert und bestürzt wegen dem, was sie bei uns entdeckt haben (anscheinend bzgl. der Stärke unserer Fähigkeiten auf Grund des Schicksals) </text:p>
              </text:list-item>
            </text:list>
          </text:list-item>
          <text:list-item>
            <text:p text:style-name="P3">Weiteres Absuchen der Pyramide und Auffinden von ein paar Wertgegenständen </text:p>
          </text:list-item>
          <text:list-item>
            <text:p text:style-name="P3">Pyramide verschließt sich hinter uns, Türen nicht mehr erkennbar, Aufstieg zum Turm </text:p>
          </text:list-item>
          <text:list-item>
            <text:p text:style-name="P3">Vergebliche Suche nach einem Einstieg in den Turm </text:p>
          </text:list-item>
          <text:list-item>
            <text:p text:style-name="P3">Rückreise nach Virennica mit einer Nachtruhe im Bergwerk und einer Nachtruhe im Freien, keine Vorkommnisse </text:p>
          </text:list-item>
          <text:list-item>
            <text:p text:style-name="P3">Ablieferung von Frederics Leiche bei der Miliz von Virennica </text:p>
          </text:list-item>
          <text:list-item>
            <text:p text:style-name="P3">Nachtruhe in unseren alten Herberge, Informationen von der Wirtin über die momentanen Ereignisse bedingt durch Frederics Amokläufe </text:p>
          </text:list-item>
          <text:list-item>
            <text:p text:style-name="P3">Berichterstattung bei der Miliz von Virennica, Erhalt der ausgesetzten Belohnung vom Vater (Phanke) des letzten Opfers, 1. Hofmagier war während der Berichterstattung anwesend </text:p>
          </text:list-item>
        </text:list>
        <text:h text:style-name="Heading_20_1" text:outline-level="1">[Session 9] 15. August 2006 : Weitere Nachforschungen in Virennica</text:h>
        <text:list text:style-name="L20">
          <text:list-item>
            <text:h text:style-name="P1" text:outline-level="3">Teilnehmer : Markus, Reinhard, Sascha, Andi </text:h>
          </text:list-item>
          <text:list-item>
            <text:h text:style-name="P1" text:outline-level="3">EP: +3 (Zusammenfassung von: Andi)</text:h>
          </text:list-item>
          <text:list-item>
            <text:p text:style-name="P3">An den folgenden 3 Tagen sammelt Caleb Karins in seiner freien Zeit Kräuter für diverse Tränke </text:p>
          </text:list-item>
          <text:list-item>
            <text:p text:style-name="P4"><text:span text:style-name="T7">An den folgenden 3 Tagen lesen Caleb Karins und Rufus Higby in ihrer freien Zeit in den Büchern (</text:span><text:a xlink:type="simple" xlink:href="http://revelation.familie-schmidt.net/cgi-bin/wiki.pl?Geschichtsalmanach"><text:span text:style-name="T7">Geschichtsalmanach</text:span></text:a><text:span text:style-name="T7">, </text:span><text:a xlink:type="simple" xlink:href="http://revelation.familie-schmidt.net/cgi-bin/wiki.pl?Tagebuch"><text:span text:style-name="T7">Tagebuch</text:span></text:a><text:span text:style-name="T7">) </text:span></text:p>
          </text:list-item>
          <text:list-item>
            <text:p text:style-name="P4"><text:span text:style-name="T7">Audienz bei Quintes: wir erzählen alles abgesehen von den Dingen die mit Artemis/</text:span><text:a xlink:type="simple" xlink:href="http://revelation.familie-schmidt.net/cgi-bin/wiki.pl?Die_KONTROLLE_Und_Das_Manifest"><text:span text:style-name="T7">[KONTROLLE]</text:span></text:a><text:span text:style-name="T7">/Artefakt zu tun haben </text:span></text:p>
          </text:list-item>
          <text:list-item>
            <text:p text:style-name="P3">Informationen von Quintes: </text:p>
            <text:list>
              <text:list-item>
                <text:p text:style-name="P3">Das Schicksal trat bei Salomon das erste mal auf </text:p>
              </text:list-item>
              <text:list-item>
                <text:p text:style-name="P3">Das Schicksal tritt immer häufiger auf </text:p>
              </text:list-item>
              <text:list-item>
                <text:p text:style-name="P3">Die Gilde weiß noch nichts vom Schicksal, was aber im Endeffekt nur noch eine Frage der Zeit ist </text:p>
              </text:list-item>
              <text:list-item>
                <text:p text:style-name="P3">Die Gilde wird alles daran setzen alle Schicksalsträger auszumerzen </text:p>
              </text:list-item>
              <text:list-item>
                <text:p text:style-name="P3">Quintes gibt uns den Tipp unsere Magier offiziell für tot erklären zu lassen, da sie die nächsten Gildenüberpürfung sonst nicht überleben würden </text:p>
              </text:list-item>
              <text:list-item>
                <text:p text:style-name="P3">Quintes verschafft uns einen allgemeinen Durchsuchungsbefehl den wir aber nur im Notfall vorzeigen sollen </text:p>
              </text:list-item>
            </text:list>
          </text:list-item>
          <text:list-item>
            <text:p text:style-name="P3">Nachdem keiner der Drunken Monkeys in unserer Herberge auftaucht versuchen wir über den Wirt Kontakt zu Herschel herzustellen </text:p>
          </text:list-item>
          <text:list-item>
            <text:p text:style-name="P3">Wir durchsuchen den letzten Unterschlupf von Frederic in Virennica und entdecken einen Brief von Frederic an Salomon den ersterer nie abgeschickt hat, Inhalt: </text:p>
            <text:list>
              <text:list-item>
                <text:p text:style-name="P3">Frederic bedankt sich für Salomons Unterstützung </text:p>
              </text:list-item>
              <text:list-item>
                <text:p text:style-name="P3">Frederic klagt darüber, daß seine Kräfte ausser Kontrolle zu geraten scheinen </text:p>
              </text:list-item>
              <text:list-item>
                <text:p text:style-name="P3">Frederic erwähnt einen seltsamen Gegenstand, den er bei einem seiner Morde gefunden hat, zu dem er eine starke Affinität spürt und den er irgendwo sicher verwahrt hat </text:p>
              </text:list-item>
            </text:list>
          </text:list-item>
          <text:list-item>
            <text:p text:style-name="P3">Auf der Suche nach dem Illusionisten (der nach unseren Spekulationen evtl. den seltsamen Gegenstand/Artefaktbruchstück verwahrt und uns mit dem Problem bzgl. unserer Magier helfen könnte) durchsuchen wir das Haus des Illusionisten, finden es aber nur noch verlassen vor. </text:p>
          </text:list-item>
          <text:list-item>
            <text:p text:style-name="P3">Theoderich erstatt Quintes von unseren Nachforschungen Bericht und verplappert sich ('Artefaktbruchstück') </text:p>
          </text:list-item>
          <text:list-item>
            <text:p text:style-name="P3">Theoderich zeigt Quintes auf dessen Wunsch hin den Brief von Theoderich </text:p>
          </text:list-item>
          <text:list-item>
            <text:p text:style-name="P3">Die Drunken Monkeys bitten uns um Unterstützung gegen die Reste der Scarfaces, welche sich in einem Haus verschanzt halten. Der Illusionist dürfte sich ebenfalls dort befinden </text:p>
          </text:list-item>
          <text:list-item>
            <text:p text:style-name="P4"><text:span text:style-name="T7">Theoderich und Gareth besuchen Quintes ein 4. Mal, Theoderich erzählt Quintes </text:span><text:span text:style-name="T8">alles</text:span><text:span text:style-name="T7"> (Artemis/</text:span><text:a xlink:type="simple" xlink:href="http://revelation.familie-schmidt.net/cgi-bin/wiki.pl?Die_KONTROLLE_Und_Das_Manifest"><text:span text:style-name="T7">[KONTROLLE]</text:span></text:a><text:span text:style-name="T7">/Artefakt) </text:span></text:p>
          </text:list-item>
          <text:list-item>
            <text:p text:style-name="P3">Quintes ist geschockt und will die Bücher begutachten </text:p>
          </text:list-item>
          <text:list-item>
            <text:p text:style-name="P3">Quintes gibt weitere Informationen: </text:p>
            <text:list>
              <text:list-item>
                <text:p text:style-name="P3">Artemies war nicht nur der größte sondern auch der erste Freimagier </text:p>
              </text:list-item>
              <text:list-item>
                <text:p text:style-name="P3">Artemies strebte nach Wissen, nicht nach Macht </text:p>
              </text:list-item>
              <text:list-item>
                <text:p text:style-name="P3">Auch die von uns gegebenen, neuen Informationen sind bei ihm sicher </text:p>
              </text:list-item>
            </text:list>
          </text:list-item>
          <text:list-item>
            <text:p text:style-name="P3">Die Auslöschung der Scarfaces: </text:p>
            <text:list>
              <text:list-item>
                <text:p text:style-name="P3">Die Gruppe steigt über das Dach ins Gebäude ein und schaltet diverse Scarface-Mitglieder im Schlaf aus bzw. überrumpelt sie </text:p>
              </text:list-item>
              <text:list-item>
                <text:p text:style-name="P3">Kampf mit einigen restlichen Scarface-Mitgliedern </text:p>
              </text:list-item>
              <text:list-item>
                <text:p text:style-name="P3">Öffnen eines Kellerraums, der neben etlichen Waffen/Ausrüstungsgegenständen auch ein kleine Truhe beherbergt </text:p>
              </text:list-item>
              <text:list-item>
                <text:p text:style-name="P3">In der Truhe findet sich das besagte Bruchstück des Artefakts, das Frederic entdeckt hatte </text:p>
              </text:list-item>
            </text:list>
          </text:list-item>
        </text:list>
        <text:h text:style-name="Heading_20_1" text:outline-level="1">[Session 10] 27. August 2006 : 2vor1000-Jahresfeier in Unsdorf</text:h>
        <text:list text:style-name="L20">
          <text:list-item>
            <text:h text:style-name="P1" text:outline-level="3">Teilnehmer : Markus, Reinhard, Sascha, Jo </text:h>
          </text:list-item>
          <text:list-item>
            <text:h text:style-name="P1" text:outline-level="3">EP: +2 (Zusammenfassung von: Sascha)</text:h>
          </text:list-item>
          <text:list-item>
            <text:p text:style-name="P3">Die beiden Magier der Gruppe sind nun offiziell "tot" (mit Hilfe von Quintes, der den lästigen Papierkram erledigt hat), d.h. </text:p>
            <text:list>
              <text:list-item>
                <text:p text:style-name="P3">sie dürfen sich nicht in der Öffentlichkeit sehen lassen [<text:span text:style-name="T2">Anmerkung von Hajo: So schlimm ist auch nicht wieder... nur in Unsdorf... oder überall sonst wo man sie so kennt. Allerdings ist Unsdorf auch ziemlich gross, man kann es ja mal riskieren in die Öffentlichkeit zu gehen...</text:span>] </text:p>
              </text:list-item>
              <text:list-item>
                <text:p text:style-name="P3">sie müssen ihr Dasein nun im dunklen Keller fristen [<text:span text:style-name="T2">Anmerkung von Hajo: Sie dürfen schon noch das Wohnnzimmer nutzen... :) </text:span>] </text:p>
              </text:list-item>
              <text:list-item>
                <text:p text:style-name="P3">sie brauchen sich nicht mehr zum 4(?)-jährigen Checkup melden und Angst haben, als "Schicksalsträger" aufzufliegen </text:p>
              </text:list-item>
            </text:list>
          </text:list-item>
          <text:list-item>
            <text:p text:style-name="P3">Die Gruppe ist wieder zurück in Unsdorf und verbringt die folgenden 6 Wochen mit: </text:p>
            <text:list>
              <text:list-item>
                <text:p text:style-name="P3">Schmieden (Theoderich) </text:p>
              </text:list-item>
              <text:list-item>
                <text:p text:style-name="P3">Tränke brauen (Caleb) </text:p>
              </text:list-item>
              <text:list-item>
                <text:p text:style-name="P3">Minenarbeit (Gareth) </text:p>
              </text:list-item>
              <text:list-item>
                <text:p text:style-name="P3">der Entschlüsselung der beiden Bücher (Artemies' Tagebuch und sein Geschichtsalmanach) </text:p>
              </text:list-item>
            </text:list>
          </text:list-item>
          <text:list-item>
            <text:p text:style-name="P3">das alljährliche "x-Jahre-vor-der-Tausenjahresfeier von Unsdorf" steht vor der Tür und dauert ca. 4 Wochen </text:p>
            <text:list>
              <text:list-item>
                <text:p text:style-name="P3">unzählige fahrende Händler, Gaukler und "Spieler" sind angereist </text:p>
              </text:list-item>
              <text:list-item>
                <text:p text:style-name="P3">es finden zahlreiche Wettkämpfe statt </text:p>
                <text:list>
                  <text:list-item>
                    <text:p text:style-name="P3">Bogenschiessen: Caleb und Theoderich kommen beide bis in Runde 4 (kein Preisgeld) </text:p>
                  </text:list-item>
                  <text:list-item>
                    <text:p text:style-name="P3">Fang-Den-Hut: Gareth kommt ebenfalls bis Runde 4 (kein Preisgeld) </text:p>
                  </text:list-item>
                  <text:list-item>
                    <text:p text:style-name="P3">Schaukampf: Cyrus und Theoderich kommen (wunder was) bis Runde 4 (kein Preisgeld) </text:p>
                  </text:list-item>
                  <text:list-item>
                    <text:p text:style-name="P3">Bloodsport: Theoderich scheidet schmählich in Runde x(?) aus </text:p>
                  </text:list-item>
                </text:list>
              </text:list-item>
            </text:list>
          </text:list-item>
          <text:list-item>
            <text:p text:style-name="P3">Caleb entdeckt bei einem fahrenden Händler ("Marcel, der Kleine") ein Stück Rohr, welches einige Besonderheiten aufweist: </text:p>
            <text:list>
              <text:list-item>
                <text:p text:style-name="P3">es scheint aus einem Guß zu sein, da es keine Nieten oder Schweißnähte aufweist </text:p>
              </text:list-item>
              <text:list-item>
                <text:p text:style-name="P3">es britzelt bei Berührung; genauso, wie Calebs Blut gebritzelt hat, als Caleb und ? es probiert haben </text:p>
              </text:list-item>
              <text:list-item>
                <text:p text:style-name="P3">das Rohr war wohl Teil einer Dampfmaschine, die in einer Firma ca. 300km östlich von Unsdorf eingesetzt wurde; der Händler beschreibt uns den Weg </text:p>
              </text:list-item>
            </text:list>
          </text:list-item>
          <text:list-item>
            <text:p text:style-name="P3">beim Bloodsport-Wettbewerb tritt ein junger Mann aus einem der Nachbardörfer ins Rampenlicht, der eine unglaubliche Reaktionsgabe zu besitzen scheint </text:p>
            <text:list>
              <text:list-item>
                <text:p text:style-name="P3">es geht das Gerücht des Betrugs um... Magie sei im Spiel </text:p>
              </text:list-item>
              <text:list-item>
                <text:p text:style-name="P3">ein persönliches Gespräch mit ihm läßt stark vermuten, daß es sich bei ihm ebenfalls um Einen handelt, der das "Schicksal" in sich trägt </text:p>
              </text:list-item>
              <text:list-item>
                <text:p text:style-name="P3">in der letzten, finalen Runde - der Sieg ist ihm fast sicher - wird er von seinem Gegner (dem Schwertmeister) enthauptet. DOH! </text:p>
              </text:list-item>
            </text:list>
          </text:list-item>
        </text:list>
        <text:h text:style-name="Heading_20_1" text:outline-level="1"><text:soft-page-break/>[Session 11] 17. September 2006 : Überbringer einer traurigen Nachricht...</text:h>
        <text:list text:style-name="L20">
          <text:list-item>
            <text:h text:style-name="P1" text:outline-level="3">Teilnehmer : Markus, Reinhard, Sascha, Andi, Basti </text:h>
          </text:list-item>
          <text:list-item>
            <text:h text:style-name="P1" text:outline-level="3">EP: +3 (Zusammenfassung von: Sascha)</text:h>
          </text:list-item>
          <text:list-item>
            <text:p text:style-name="P3">Cousin "It"... äh... Finn taucht am Nachmittag nach dem blutigen Schwertkampf-Finale in Unsdorf auf </text:p>
          </text:list-item>
          <text:list-item>
            <text:p text:style-name="P3">gemütliches Beisammensein in unserer Stammkneipe </text:p>
          </text:list-item>
          <text:list-item>
            <text:p text:style-name="P3">Finn ist sichtlich erschüttert über das plötzliche Ableben unserer beiden Magier-Cousins </text:p>
          </text:list-item>
          <text:list-item>
            <text:p text:style-name="P3">Finn kennt "Marcel den Kleinen" (-&gt; der Händler, der uns das Metallrohr verkauft hat) recht gut und hat von ihm erfahren, daß </text:p>
            <text:list>
              <text:list-item>
                <text:p text:style-name="P3">a) er uns beim Preis ziemlich übers Ohr gehauen hat </text:p>
              </text:list-item>
              <text:list-item>
                <text:p text:style-name="P3">b) das Artefakt NICHT aus einer Mine irgendwo im Osten stammt, sondern er es von einem Waldläufer gekauft hat, welcher es wiederum in einer alten Ruine gefunden hatte </text:p>
              </text:list-item>
            </text:list>
          </text:list-item>
          <text:list-item>
            <text:p text:style-name="P3">Finn wird in unser "Versteck" geführt und ist sichtlich erschütterter, unsere beiden Magier-Cousins doch noch lebend vorzufinden </text:p>
          </text:list-item>
          <text:list-item>
            <text:p text:style-name="P3">wir machen die "Blutprobe" mit ihm und, nachdem sich diese als positiv erweist, weihen ihn in das bisherige Geschehen ein </text:p>
          </text:list-item>
          <text:list-item>
            <text:p text:style-name="P3">Finn freut sich wie ein Schnitzel, daß auch er demnächst offiziell ableben werden darf, nicht jedoch ohne vorher evtl. noch einen Blick in 1+ der Tagebücher zu erhaschen (falls möglich), die sich im Besitz der Gilde befinden (man darf ja hoffen ;) ) </text:p>
          </text:list-item>
          <text:list-item>
            <text:p text:style-name="P3">wir bieten uns offiziell an, den Leichnam von "Sebastian Klessig" zu dessen Familie zu überführen (Preisgeld gibts leider keines für Tote) </text:p>
          </text:list-item>
          <text:list-item>
            <text:p text:style-name="P3">einen Tagesritt entfernt treffen wir auf dem Bauernhof der Klessigs auf: </text:p>
            <text:list>
              <text:list-item>
                <text:p text:style-name="P3">Max, den großen Bruder </text:p>
              </text:list-item>
              <text:list-item>
                <text:p text:style-name="P3">Marie, die kleine Schwester </text:p>
              </text:list-item>
              <text:list-item>
                <text:p text:style-name="P3">Thomas, ihren Mann (und Schwager von Max) </text:p>
              </text:list-item>
              <text:list-item>
                <text:p text:style-name="P3">Antonnion, ihren 18 Monate alten Sohn (und Neffen von Max) </text:p>
              </text:list-item>
            </text:list>
          </text:list-item>
          <text:list-item>
            <text:p text:style-name="P3">die Familie nimmt den Tod Sebastians relativ gefasst auf </text:p>
          </text:list-item>
          <text:list-item>
            <text:p text:style-name="P3">Theoderich hilft beim Ausheben eines Grabes und wir nehmen alle an der Beerdigung teil </text:p>
          </text:list-item>
          <text:list-item>
            <text:p text:style-name="P3">am Abend machen wir auch hier die "Blutprobe" mit Max, Marie und Thomas, welche sich ebenfalls als positiv erweist </text:p>
          </text:list-item>
          <text:list-item>
            <text:p text:style-name="P3">des Nachtens schlafen wir in der anliegenden Scheune, oben auf dem Heuschober </text:p>
            <text:list>
              <text:list-item>
                <text:p text:style-name="P3">Gareth wird mitten in der Nacht von einem Geräusch geweckt (jaja, die gute, alte Schlaflosigkeit) </text:p>
              </text:list-item>
              <text:list-item>
                <text:p text:style-name="P3">aus Richtung des Haupthauses hört man Schreie </text:p>
              </text:list-item>
              <text:list-item>
                <text:p text:style-name="P3">unten in der Scheune steht einer der weissen Ritter in Begleitung eines der Cyber-Wölfe </text:p>
              </text:list-item>
              <text:list-item>
                <text:p text:style-name="P3">obwohl Gareth eigentlich in direkter Sichtlinie stehen müsste, scheint ihn der Ritter nicht zu sehen; er scheint lediglich etwas zu hören </text:p>
              </text:list-item>
              <text:list-item>
                <text:p text:style-name="P3">Gareth klettert leise die Leiter herunter und steht, scheinbar ungesehen, direkt vor dem Ritter und dem Wolf </text:p>
              </text:list-item>
              <text:list-item>
                <text:p text:style-name="P3">der Ritter hantiert mehrmals mit einem seltsamen, tragbaren Gerät herum, welches Gareth im schließlich entreisst </text:p>
              </text:list-item>
              <text:list-item>
                <text:p text:style-name="P3">danach stösst Gareth dem verwirrten Ritter sein Messer in die Nierengegend und rennt aus der Scheune in Richtung Haupthaus </text:p>
              </text:list-item>
              <text:list-item>
                <text:p text:style-name="P3">Finn, gerade selbst erwacht, beobachtet dies und wird Zeuge, wie Theoderich aus tiefstem Schlaf aufschreckt, sein Schwert packt, die 3m vom Schober nach unten springt und den überraschten Ritter in der Hüftgegend zweiteilt sowie den Wolf beseitigt </text:p>
              </text:list-item>
              <text:list-item>
                <text:p text:style-name="P3">Gareth steht gerade vor dem Haupthaus, als aus einem der oberen Fenster für einige Sekunden ein gleissend helles Licht erstrahlt </text:p>
              </text:list-item>
              <text:list-item>
                <text:p text:style-name="P3">dann herrscht Stille </text:p>
              </text:list-item>
              <text:list-item>
                <text:p text:style-name="P3">Gareth rennt in das Haus, die Treppe hinauf in den ersten Stock und findet dort im Schlafzimmer von Marie und Thomas ein erschreckendes Bild vor: </text:p>
                <text:list>
                  <text:list-item>
                    <text:p text:style-name="P3">zwei weisse Ritter liegen tot am Boden (blutend aus Mund, Nase und Ohren, wie sich später noch herausstellen soll) </text:p>
                  </text:list-item>
                  <text:list-item>
                    <text:p text:style-name="P3">ein weiterer Cyber-Wolf liegt daneben </text:p>
                  </text:list-item>
                  <text:list-item>
                    <text:p text:style-name="P3">Mutter und Vater sitzen verwirrt in ihrem Bett </text:p>
                  </text:list-item>
                  <text:list-item>
                    <text:p text:style-name="P3">und der kleine Antonnion steht in völlig atypischer Siegerpose in seinem Bett und grinst </text:p>
                  </text:list-item>
                </text:list>
              </text:list-item>
            </text:list>
          </text:list-item>
          <text:list-item>
            <text:p text:style-name="P3">nachdem sich die erste unmittelbare Aufregung etwas gelegt hat, meint Finn zu spüren, daß mit dem kleinen Antonnion auf magischer Ebene etwas nicht stimmt </text:p>
          </text:list-item>
          <text:list-item>
            <text:p text:style-name="P3">Finn versucht, die Gedanken des kleinen Kindes zu lesen und erfährt ein Feedback härtesten Ausmasses; Information-Overload </text:p>
          </text:list-item>
          <text:list-item>
            <text:p text:style-name="P3">Finn fliegt rückwärts gegen die Wand und auch er beginnt, aus Ohren und Nase zu bluten </text:p>
          </text:list-item>
          <text:list-item>
            <text:p text:style-name="P3">wieder ansprechbar meint Finn, daß dieses Kind eindeutig die Oberhand bei seinem Gedankenleseversuch hatte und ihm scheint, als handele es sich hier nicht um ein Kind, sondern um einen "erwachsenen" Mann im Körper eines Kindes </text:p>
          </text:list-item>
        </text:list>
        <text:h text:style-name="Heading_20_1" text:outline-level="1">[Session 12] 03. Oktober 2006 : Der Schacht in die Tiefe</text:h>
        <text:list text:style-name="L20">
          <text:list-item>
            <text:h text:style-name="P1" text:outline-level="3">Teilnehmer : Andi, Reinhard, Alex, Oli, Sascha, Markus</text:h>
          </text:list-item>
          <text:list-item>
            <text:h text:style-name="P1" text:outline-level="3">EP: +2 (Zusammenfassung von: Sascha)</text:h>
          </text:list-item>
          <text:list-item>
            <text:p text:style-name="P3">noch in derselben Nacht beginnt die Aufarbeitung des Geschehenen: </text:p>
            <text:list>
              <text:list-item>
                <text:p text:style-name="P3">eine genauere Untersuchtung der Ritter ergbit nicht viel: </text:p>
                <text:list>
                  <text:list-item>
                    <text:p text:style-name="P3">die Rüstungen sind für uns nicht brauchbar da maßgeschneidert </text:p>
                  </text:list-item>
                  <text:list-item>
                    <text:p text:style-name="P3">im Helm ist nichts Besonderes zu erkennen </text:p>
                  </text:list-item>
                  <text:list-item>
                    <text:p text:style-name="P3">das vermutlich der Kommunikation dienende Gerät besitzt Knöpfe, kann jedoch im Weiteren nicht verwendet werden </text:p>
                  </text:list-item>
                </text:list>
              </text:list-item>
              <text:list-item>
                <text:p text:style-name="P3">Gareth versucht, sowohl Max als auch Marie zu beruhigen und sie in unser Wissen einzuweihen: </text:p>
                <text:list>
                  <text:list-item>
                    <text:p text:style-name="P3">Marie steht noch immer neben sich und ist nicht aufnahmefähig </text:p>
                  </text:list-item>
                  <text:list-item>
                    <text:p text:style-name="P3">Max hört zu, jedoch eher verärgert über das, was er zu hören bekommt </text:p>
                  </text:list-item>
                  <text:list-item>
                    <text:p text:style-name="P3">Gareth erzählt nur von: </text:p>
                    <text:list>
                      <text:list-item>
                        <text:p text:style-name="P3">den "Schicksalsträgern" </text:p>
                      </text:list-item>
                      <text:list-item>
                        <text:p text:style-name="P3">ihren Fähigkeiten </text:p>
                      </text:list-item>
                      <text:list-item>
                        <text:p text:style-name="P3">der Gefahr, die diese für die Gilde darstellen </text:p>
                      </text:list-item>
                      <text:list-item>
                        <text:p text:style-name="P3">Salomon und seiner Gruppe </text:p>
                      </text:list-item>
                      <text:list-item>
                        <text:p text:style-name="P3">Quintes, dem zweiten Hofmagier </text:p>
                      </text:list-item>
                    </text:list>
                  </text:list-item>
                </text:list>
              </text:list-item>
              <text:list-item>
                <text:p text:style-name="P3">[Oli] hilft Max und Thomas beim Wegschaffen und Vergraben der Leichen </text:p>
                <text:list>
                  <text:list-item>
                    <text:p text:style-name="P3">eine Obduktion vor Ort eines der Ritter ergibt nur, dass auch diese eine Art von künstlicher (metallener) Erweiterung ihres Körpers ausfweisen derart, daß aus ihren Knochen Metalldornen ragen, an denen (wie auch immer) ihre Rüstung befestigt wird </text:p>
                  </text:list-item>
                </text:list>
              </text:list-item>
              <text:list-item>
                <text:p text:style-name="P3">Rufus, Caleb und Theoderich verfolgen die Spuren der Ritter </text:p>
                <text:list>
                  <text:list-item>
                    <text:p text:style-name="P3">diese laufen erst in kleinen Schritten in grober südöstlicher Richtung (also Richtung des Gangsystems) </text:p>
                  </text:list-item>
                  <text:list-item>
                    <text:p text:style-name="P3">je weiter sie sich entfernen, desto größer werden die Schrittabstände (-&gt; vom Laufen in Trab in Gehen bei der Ankunft) </text:p>
                  </text:list-item>
                  <text:list-item>
                    <text:p text:style-name="P3">nach ca. 2km enden die Spuren, wobei die Schrittlänge hier bereits unglaubliche 5-6m beträgt </text:p>
                  </text:list-item>
                </text:list>
              </text:list-item>
            </text:list>
          </text:list-item>
          <text:list-item>
            <text:p text:style-name="P3">Gareth versucht, Kontakt mit Antonnion aufzunehmen: </text:p>
            <text:list>
              <text:list-item>
                <text:p text:style-name="P3">herkömmliche akustische und optische Kommunikation bleibt ohne größeren Erfolg </text:p>
              </text:list-item>
              <text:list-item>
                <text:p text:style-name="P3">Kommunikation scheint möglich über gerichtete Gedanken an das Kind, wobei Antworten als Bilder vor das geistige Auge projeziert werden </text:p>
              </text:list-item>
              <text:list-item>
                <text:p text:style-name="P3">einige der interessanteren Fragen und ihre Reaktionen: </text:p>
                <text:list>
                  <text:list-item>
                    <text:p text:style-name="P3">"Kennst Du mich?" : Bilder aus Gareths Jugend (evtl. aber auch nur Feedback aus Gareths eigener Erinnerung) </text:p>
                  </text:list-item>
                  <text:list-item>
                    <text:p text:style-name="P3">"Wie ist Dein Name?" : Buchstabensalat (A, T, M, N, O, ...) </text:p>
                  </text:list-item>
                  <text:list-item>
                    <text:p text:style-name="P3">"Wie alt bist Du?" : ein sich wiederholender Zyklus "Baby, Kind, Erwachsener, Greis" </text:p>
                  </text:list-item>
                  <text:list-item>
                    <text:p text:style-name="P3">"Kennst Du das Gangsystem?" : Keine Reaktion </text:p>
                  </text:list-item>
                  <text:list-item>
                    <text:p text:style-name="P3">"Kennst Du die weissen Ritter?" : Keine Reaktion </text:p>
                  </text:list-item>
                  <text:list-item>
                    <text:p text:style-name="P3">"Waren die weissen Ritter wegen Dir hier?" : Bild eines Ritters, der Antonnion aus seinem Bettchen hebt und wie eine Trophäe über seinen Kopf hält </text:p>
                  </text:list-item>
                  <text:list-item>
                    <text:p text:style-name="P3">"Kennst Du die unterirdische Pyramide?" : Bild eines Kindes, das vor besagter Pyramide steht </text:p>
                  </text:list-item>
                  <text:list-item>
                    <text:p text:style-name="P3">"Kennst Du die Statue in der Pyramide?" : Bild eines Kindes, das um besagte Statue herumgeht </text:p>
                  </text:list-item>
                  <text:list-item>
                    <text:p text:style-name="P3">"Kennst Du die Artefakt-Einzelteile?" : Information-Flash; noch heftigere Auswirkung als bei Finn; eine Berührung des Kindes macht einen Großteil des Schadens wieder rückgänging; Antonnion zeigt deutliche Anzeichen von Reue ob des zugefügten Schmerzes </text:p>
                  </text:list-item>
                  <text:list-item>
                    <text:p text:style-name="P3">"Wirst Du mit den weissen Rittern alleine fertig?" : ein Bild von zig Rittern, die in Flammen aufgehen </text:p>
                  </text:list-item>
                  <text:list-item>
                    <text:p text:style-name="P3">"Möchtest Du von hier fort?" : ein Bild Antonnions vor einer Kutsche </text:p>
                  </text:list-item>
                </text:list>
              </text:list-item>
            </text:list>
          </text:list-item>
          <text:list-item>
            <text:p text:style-name="P3">wir beschliessen (und können die Klessigs soweit auch überzeugen), die Familie in eine uns bekannte Höhle in der Nähe von Unsdorf zu bringen </text:p>
          </text:list-item>
          <text:list-item>
            <text:p text:style-name="P3">währenddessen begibt sich Finn nach Unsdorf und gibt ein magisches Telegramm an Quintes auf mit der Bitte, uns zu treffen </text:p>
          </text:list-item>
          <text:list-item>
            <text:p text:style-name="P3">das Erdbeben von vor einigen Wochen hat auch "unserer" Höhle böse zugesetzt und im hinteren Teil einen Gang geschaffen, der weit ins Innere (und nach unten) des Berges führt </text:p>
          </text:list-item>
          <text:list-item>
            <text:p text:style-name="P3">während es sich die Klessigs mit Caleb und [Alex] oben gemütlich machen, beginnen Rufus, Theoderich, [Oli] und Gareth mit dem Abstieg </text:p>
            <text:list>
              <text:list-item>
                <text:p text:style-name="P3">nach ca. 1 Stunde erreichen sie eine große Höhle (ca 1km Länge) </text:p>
              </text:list-item>
              <text:list-item>
                <text:p text:style-name="P3">dort werden sie (erneut) von Dragoniten angefallen, können diese jedoch ohne größeren Schaden zurücktreiben </text:p>
              </text:list-item>
              <text:list-item>
                <text:p text:style-name="P3">als sie in der Höhlenmitte einen 30m durchmessenden Bergwerkschacht entdecken, warten sie auf die Ankunft der restlichen Cousins (die Klessigs bleiben oben) </text:p>
              </text:list-item>
            </text:list>
          </text:list-item>
          <text:list-item>
            <text:p text:style-name="P3">eine morsche Holztreppe führt spiralförmig an der Wand des Schachtes in die Tiefe </text:p>
          </text:list-item>
          <text:list-item>
            <text:p text:style-name="P3">ein offenbar magischer, 150-200 Jahre alter Lift wirkt deutlich vertrauenserweckender </text:p>
          </text:list-item>
          <text:list-item>
            <text:p text:style-name="P3">die geschätzte Tiefe des Schachtes dürfte sich auf etwa 2km belaufen </text:p>
          </text:list-item>
          <text:list-item>
            <text:p text:style-name="P3">die Fahrt nach unten endet kurzzeitig bei ca. 600m, wo die Holztreppe in einem (ansonsten scheinbar leeren) Stollen endet </text:p>
          </text:list-item>
          <text:list-item>
            <text:p text:style-name="P3">ab ca. 1.500m ändert sich die Beschaffenheit des Schachtes von "naturbehauen" auf "metallverkleidet" (ganz so, wie in dem anderen Gangsystem) </text:p>
          </text:list-item>
          <text:list-item>
            <text:p text:style-name="P3">auf den letzten Hundert Metern ändert der Schacht zudem seine Form von kreisrund in eckig </text:p>
          </text:list-item>
          <text:list-item>
            <text:p text:style-name="P3">aus diesem Raum führt eine seltsame, halbverschlossene Tür (ein Schott?) in einen weitläufigen Gang (genau wie in dem ersten Gangsystem) </text:p>
          </text:list-item>
          <text:list-item>
            <text:p text:style-name="P3">gleich in der Nähe machen wir einen grausigen Fund: </text:p>
            <text:list>
              <text:list-item>
                <text:p text:style-name="P3"><text:soft-page-break/>ein mumifiziertes Skelett liegt am Boden, etwa seit 100-200 Jahren tot, mit einer halbvermoderten Lederrüstung bekleidet </text:p>
              </text:list-item>
              <text:list-item>
                <text:p text:style-name="P3">über ihm ragt regungslos eine Art Metallgolem (T800-like), stark magisch </text:p>
              </text:list-item>
              <text:list-item>
                <text:p text:style-name="P3">der Golem hat den Menschen mit einer Metallstange aufgespiesst während jener den Golem mit einem (inzwischen verrosteten) Schwert auf Herzhöhre durchbohrt hat </text:p>
              </text:list-item>
            </text:list>
          </text:list-item>
          <text:list-item>
            <text:p text:style-name="P3">wir folgen dem Gang gegen den Uhrzeigersinn und treffen auf einige riesige Spinnen, die jedoch von den Bogenschützen unserer Truppe beseitigt werden kann </text:p>
          </text:list-item>
          <text:list-item>
            <text:p text:style-name="P3">wir stossen auf eine Art Schlafraum, bestückt mit metallenen Doppelstockbetten </text:p>
          </text:list-item>
          <text:list-item>
            <text:p text:style-name="P3">etwas weiter führt eine weitere Tür nach "innen" in einen 100m durchmessenden Kuppelraum </text:p>
            <text:list>
              <text:list-item>
                <text:p text:style-name="P3">dort werden wir von einem weiteren Metallgolem angegeriffen, welcher jedoch nur aus einem Obertorso besteht und sich somit nicht sehr effizient fortbewegen kann </text:p>
              </text:list-item>
              <text:list-item>
                <text:p text:style-name="P3">in der Mitte des Raumes steht auf einem Podest eine Art faradayscher Käfig </text:p>
              </text:list-item>
              <text:list-item>
                <text:p text:style-name="P3">darum verteilt finden sich 3 Pulte mit ja einem Stuhl </text:p>
                <text:list>
                  <text:list-item>
                    <text:p text:style-name="P3">jedes Pult ist leicht gekrümmt designt und seine Oberfläche besteht aus unregelmäßigen Erhebungen und Senken, die scheinbar aus dem gleichen Material gemacht sind wie die schwarzen Inlays in dem ersten Gangsystem </text:p>
                  </text:list-item>
                </text:list>
              </text:list-item>
              <text:list-item>
                <text:p text:style-name="P3">auf einem dieser Stühle sitzt, enthaupted, ein weiteres mumifiziertes Skelett </text:p>
              </text:list-item>
              <text:list-item>
                <text:p text:style-name="P3">3 Glausbehälter sind aufgebrochen, wobei die Glasscherben im Inneren zu finden sind und somit darauf hindeuten, daß hier etwas entwichen ist </text:p>
              </text:list-item>
              <text:list-item>
                <text:p text:style-name="P3">wir finden zudem einen mysteriösen Zettel </text:p>
              </text:list-item>
            </text:list>
          </text:list-item>
        </text:list>
        <text:h text:style-name="Heading_20_1" text:outline-level="1">[Session 13] 29. Oktober 2006 : Albtraum</text:h>
        <text:list text:style-name="L20">
          <text:list-item>
            <text:h text:style-name="P1" text:outline-level="3">Teilnehmer : Andi, Reinhard, Alex, Sebastian, Sascha, Markus</text:h>
          </text:list-item>
          <text:list-item>
            <text:h text:style-name="P1" text:outline-level="3">EP: +3 (Zusammenfassung von: Sascha)</text:h>
          </text:list-item>
          <text:list-item>
            <text:p text:style-name="P3">während wir den runden Raum noch weiter untersuchen wird Caleb von einem weiteren magischen Skelett angefallen, das sich von der Decke fallen lässt </text:p>
          </text:list-item>
          <text:list-item>
            <text:p text:style-name="P3">dieses Skelett erhebt sich recht schwerfällig und kommt langsam aber stetig auf Caleb zu </text:p>
          </text:list-item>
          <text:list-item>
            <text:p text:style-name="P3">Rufus, Theoderich und Finn kommen Caleb zu Hilfe </text:p>
          </text:list-item>
          <text:list-item>
            <text:p text:style-name="P3">Finn schleudert einen Energieblitz, welcher das Skelett zunächst zurückwirft, es aber scheinbar auch mit Energie aufläft, da es sich nach Finns Attacke merklich schneller fortbewegt </text:p>
          </text:list-item>
          <text:list-item>
            <text:p text:style-name="P3">ein zweites Skelett fällt von der Decke und bewegt sich auf Finn und [Alex] zu </text:p>
          </text:list-item>
          <text:list-item>
            <text:p text:style-name="P3">der folgende Kampf in Kürze: [Alex]' Zauberstab wird engesengt, Rufus bekommt eine Metallstange in die Nierengegend gerammt und Theoderich wird gewürgt sowie sein Schwert beschädigt (nachdem es von einem der Skelette gepackt und fixiert wurde) </text:p>
          </text:list-item>
          <text:list-item>
            <text:p text:style-name="P3">Gareth entdeckt zwei lose, magische Kabelenden bei einem der drei "Pulte" und verbindet sie </text:p>
          </text:list-item>
          <text:list-item>
            <text:p text:style-name="P3">schlagartig erhellt sich der bis dahin stockdunkle Raum </text:p>
          </text:list-item>
          <text:list-item>
            <text:p text:style-name="P3">an der Decke sowie rundherum um den Raum tauchen plötzlich weitere Skelette wie aus dem Nichts aus irgendwelchen kleinen Nischen auf (ca. 30-40 Stück) </text:p>
          </text:list-item>
          <text:list-item>
            <text:p text:style-name="P3">scheinbar fahren die Skelette nun mit 100% ihrer Leistung anstelle der bisherigen 30% </text:p>
          </text:list-item>
          <text:list-item>
            <text:p text:style-name="P3">Theoderich gerät in arge Bedrängnis </text:p>
          </text:list-item>
          <text:list-item>
            <text:p text:style-name="P3">Gareth erfaßt das Geschehene nach einigen Sekunden und trennt die beiden Kabel wieder, was jedoch ohne Wirkung bleibt </text:p>
          </text:list-item>
          <text:list-item>
            <text:p text:style-name="P3">währendessen durchtrennt Caleb ein anderes Kabel an einem der drei "Pulte", ebenfalls ohne Wirkung </text:p>
          </text:list-item>
          <text:list-item>
            <text:p text:style-name="P3">Caleb bläst zum Rückzug, da sich inzwischen auch aus dem Gang zwei Skelette nähern und uns den Rückweg abzuschneiden drohen </text:p>
          </text:list-item>
          <text:list-item>
            <text:p text:style-name="P3">während Rufus und Finn im Gang den kürzeren Weg zurück zum LIft nach "rechts" antreten, laufen Caleb, Theoderich, [ALex] und Gareth nach links </text:p>
          </text:list-item>
          <text:list-item>
            <text:p text:style-name="P3">Rufus und Finn kommen nach ca. 10 Minuten am Lift an, springen hinein und fahren ca. 5 Meter nach oben; dort halten sie an und beobachten das weitere Geschehen </text:p>
          </text:list-item>
          <text:list-item>
            <text:p text:style-name="P3">der andere Trupp ist weiterhin auf der Flucht vor einem Pulk von Skeletten, der aufgrund nun einsetzender Müdigkeit langsam näherkommt </text:p>
          </text:list-item>
          <text:list-item>
            <text:p text:style-name="P3">einer entgegenkommenden Skelettgruppe kann mehr oder weniger gut ausgewichen und der "lange" Weg zum Lift fortgesetzt werden </text:p>
          </text:list-item>
          <text:list-item>
            <text:p text:style-name="P3">unterdessen sammeln sich unterhalb des Lifts zahlreiche Skelette, was Rufus und Finn dazu bringt, den Lift weiter nach oben zu fahren </text:p>
          </text:list-item>
          <text:list-item>
            <text:p text:style-name="P3">nach einigen beunruhigenden Knarzgeräuschen stürzt der Lift ab und mit ihm Rufus und Finn </text:p>
          </text:list-item>
          <text:list-item>
            <text:p text:style-name="P3">in diesem Moment trifft auch der Rest der Gruppe am Lift ein und sieht sich einer Heerschar von Skeletten gegenüber </text:p>
          </text:list-item>
          <text:list-item>
            <text:p text:style-name="P3">Gareth schreckt aus seinem Albtraum auf; die gesamte Gruppe hatte sich am Vorabend müde auf ihre Matten geworfen und den tiefen Schlaf der erschöpften geschlafen </text:p>
          </text:list-item>
          <text:list-item>
            <text:p text:style-name="P3">Gareth hat ein deutliches Gefühl des "Deja Vu", als er an einem der "Pulte" zwei lose Kabelenden entdeckt </text:p>
          </text:list-item>
          <text:list-item>
            <text:p text:style-name="P3">ohne die anderen zu wecken und von Neugierde getrieben verbindet er die beiden magischen Enden </text:p>
            <text:list>
              <text:list-item>
                <text:p text:style-name="P3">für einige Sekunden scheint sich ein Energiefeld innerhalb der in der Mitte des Raumes auf dem kleinen Podest montierten Metallbögen zu bilden, welches jedoch schnell wieder verfliegt </text:p>
              </text:list-item>
              <text:list-item>
                <text:p text:style-name="P3">bei einer näheren Untersuchung des Podests wird Gareth das Gefühl nicht los, daß auf diesem nun völlig staubfreien Podest am Vorabend noch eindeutig eine dicke Staubschicht zu finden war </text:p>
              </text:list-item>
              <text:list-item>
                <text:p text:style-name="P3">eine auf dem Podest abgelegte Münze bleibt unbeeinflusst ausser einer spürbar erhöhten Temperatur des Metalls </text:p>
              </text:list-item>
              <text:list-item>
                <text:p text:style-name="P3">auch stellen sich bei nächster Nähe Gareths Armhaare auf </text:p>
              </text:list-item>
            </text:list>
          </text:list-item>
          <text:list-item>
            <text:p text:style-name="P3">nach und nach wachen alle anderen auf, wobei: </text:p>
            <text:list>
              <text:list-item>
                <text:p text:style-name="P3">Rufus einen deutlich sichtbaren, jedoch scheinbar zwei Tage alten Bluterguß, welcher am Vorabend mit Sicherheit noch nicht dort war, an genau der Stelle hat, an die er in Gareths Traum die Metallstange geschlagen bekommen hat </text:p>
              </text:list-item>
              <text:list-item>
                <text:p text:style-name="P3">Theoderichs Hals deutlich sichtbare und frische Würgemale aufweisen, sowieso sein neues Schwert einige unschöne Kerben in der Klinge besitzt </text:p>
              </text:list-item>
              <text:list-item>
                <text:p text:style-name="P3">[Alex] Zauberstab leicht angekokelt scheint </text:p>
              </text:list-item>
            </text:list>
          </text:list-item>
          <text:list-item>
            <text:p text:style-name="P3">eine weitere Untersuchung des Portals durch Finn und [Alex] zeigt, daß hier mit großer Sicherheit starke Magie zuwerke war, die nun jedoch sehr schnell und stark abklingt </text:p>
          </text:list-item>
          <text:list-item>
            <text:p text:style-name="P3">die Gruppe macht sich auf den Weg zurück zum Lift und tritt die Heimfahrt nach oben an </text:p>
          </text:list-item>
          <text:list-item>
            <text:p text:style-name="P3">trotz einiger beunruhigender Knarzgeräusche kommen alle unversehrt oben an und klettern weiter Richtung oberes Höhlensystem </text:p>
          </text:list-item>
          <text:list-item>
            <text:p text:style-name="P3">oben angekommen scheitern weitere Versuche Gareths, mit Antonnion zu kommunizieren </text:p>
          </text:list-item>
          <text:list-item>
            <text:p text:style-name="P3">dafür scheint ein Selbstversuch halbwegs erfolgreich, als Gareth über einige Minuten der Autosuggestion einen spürbaren Schmerz in seinem linken Arm entstehen lassen kann </text:p>
          </text:list-item>
          <text:list-item>
            <text:p text:style-name="P3">nach 6 Tagen des Wartens taucht endlich [Oli] in Begleitung von Quintes auf </text:p>
          </text:list-item>
          <text:list-item>
            <text:p text:style-name="P3">dieser erklärt sich bereit, sich um Max und seine Familie zu kümmern und sie in die Obhut von Salomon zu geben </text:p>
          </text:list-item>
          <text:list-item>
            <text:p text:style-name="P3">die Geschichte des Traums und des Raums hört er sich genauestens an, weigert sich jedoch, dorthin zurückzukehren bzw. überhaupt darüber zu sprechen </text:p>
          </text:list-item>
          <text:list-item>
            <text:p text:style-name="P3">neben Finn kennt auch Quintes "Das Haus des Drachen und des Falken": </text:p>
            <text:list>
              <text:list-item>
                <text:p text:style-name="P3">hierbei handelt es sich um eines der ältesten und mächtigsten Handelshäuser in ganz Revelation </text:p>
              </text:list-item>
              <text:list-item>
                <text:p text:style-name="P3">geführt wird das elitäre Handelshausb seit über 1000 Jahren von der Familie "Liukonnen" und ist u.a. Hoflieferant des Königs </text:p>
              </text:list-item>
              <text:list-item>
                <text:p text:style-name="P3">man sagt, daß es Nichts gäbe, was das Haus nicht beschaffen könnte </text:p>
              </text:list-item>
              <text:list-item>
                <text:p text:style-name="P3">auch in Unsdorf ist eine kleine Filiale zu finden </text:p>
              </text:list-item>
            </text:list>
          </text:list-item>
          <text:list-item>
            <text:p text:style-name="P4"><text:span text:style-name="T7">wieder zurück in Unsdorf sucht die Gruppe eben diese Filiale des "Haus des Drachen und Falken" auf und sagt in Anwesenheit des dortigen Inventuristen den Lösungsspruch aus dem gefundenen Brief/Zettel</text:span><text:a xlink:type="simple" xlink:href="http://revelation.familie-schmidt.net/cgi-bin/wiki.pl?action=edit&amp;id=Zusammenfassung/Zettel"><text:span text:style-name="T7">?</text:span></text:a><text:span text:style-name="T7"> </text:span></text:p>
          </text:list-item>
          <text:list-item>
            <text:p text:style-name="P3">sichtlich nervös und unvorbereitet bittet er die Gruppe, doch am nächsten Morgen wieder her vorstellig zu werden; bis dahin würde alles notwendige in die Wege geleitet werden </text:p>
          </text:list-item>
          <text:list-item>
            <text:p text:style-name="P3">am kommenden Morgen trifft sich die Gruppe am Handelshaus mit Lord Duncan, dem Sohn des Chefs </text:p>
            <text:list>
              <text:list-item>
                <text:p text:style-name="P3">wir sollen uns mit seinem Vater treffen </text:p>
              </text:list-item>
              <text:list-item>
                <text:p text:style-name="P3">das Treffen findet an einem (für uns) geheimen Ort statt </text:p>
              </text:list-item>
              <text:list-item>
                <text:p text:style-name="P3">wir sollen in einer prächtigen Kutsche ohne Fenster dorthin gebracht werden </text:p>
              </text:list-item>
              <text:list-item>
                <text:p text:style-name="P3">die Reise würde etwa 1 Tag dauern </text:p>
              </text:list-item>
              <text:list-item>
                <text:p text:style-name="P3">wir dürften während der Reise keinen Blick nach draussen werfen </text:p>
              </text:list-item>
            </text:list>
          </text:list-item>
          <text:list-item>
            <text:p text:style-name="P3">die Fahrt selbst erscheint seltsam: </text:p>
            <text:list>
              <text:list-item>
                <text:p text:style-name="P3">zuerst geht es auf ruhigen, äusserst glatten Strassen entlang, über einen Marktplatz und durch ein Stadttor </text:p>
              </text:list-item>
              <text:list-item>
                <text:p text:style-name="P3">während der Fahrt unterhalten sich die beiden Kutscher in einer unbekannten Sprache </text:p>
              </text:list-item>
              <text:list-item>
                <text:p text:style-name="P3">nach einiger Zeit des Fahrens kommt die Kutsche an einen Ort, an dem sie scheinbar gedreht oder ähnliches wird </text:p>
              </text:list-item>
              <text:list-item>
                <text:p text:style-name="P3">die Fahrer sprechen in der fremden Sprache mit Leuten vor der Kutsche </text:p>
              </text:list-item>
              <text:list-item>
                <text:p text:style-name="P3">die Pferde scheuen, machen einige Schritte zurück, um dann schliesslich wieder normal weiterzulaufen </text:p>
              </text:list-item>
              <text:list-item>
                <text:p text:style-name="P3">weiter geht die Fahrt durch einen Tunnel o.ä., da die Hufschläge deutlich hallen </text:p>
              </text:list-item>
              <text:list-item>
                <text:p text:style-name="P3">über einen weiteren Marktplatz, erfüllt von völlig fremden Stimmengewirr </text:p>
              </text:list-item>
              <text:list-item>
                <text:p text:style-name="P3">aus der Ortskenntnis der Gruppe dürfte es in der "gefahrenen" Umgebung von Unsdorf nirgends eine derartige große Stadt geben, in der eine solch fremde Sprache gesprochen wird </text:p>
              </text:list-item>
              <text:list-item>
                <text:p text:style-name="P3">während eines kurzen Halts inmitten einer ewig langen Allee, welche sich schnurgerade durch einen leichten, lichten Wald zieht, fallen die folgenden Punkte ins Auge: </text:p>
                <text:list>
                  <text:list-item>
                    <text:p text:style-name="P3">die Kutscher sind sichtlich nervös und haben stets ein wachsames Auge auf die Gruppe; sie wirken weniger wie normale Kutscher als vielmehr wie extra ausgebildete Spezialkräfte </text:p>
                  </text:list-item>
                  <text:list-item>
                    <text:p text:style-name="P3">die Kutsche ist sehr elegant, wirkt jedoch für ihre Größe und Form viel zu grazil </text:p>
                  </text:list-item>
                  <text:list-item>
                    <text:p text:style-name="P3">die Pferde sind exzellente Tiere, die trotz der langen und schnellen Reise nicht im geringsten erschöpft wirken </text:p>
                  </text:list-item>
                </text:list>
              </text:list-item>
              <text:list-item>
                <text:p text:style-name="P3">ein zweiter Stopp zeigt eine deutlich schlechtere Wetterlage und die Umgebung hat sich gewandelt in ein hügeliges Vorgebirge </text:p>
              </text:list-item>
              <text:list-item>
                <text:p text:style-name="P3">das Ende der Reise führt die Kutsche wiederum über einen vermeintlich großen Marktplatz innerhalb einer Stadt; hier findet sich sowohl Stimmengewirr in bekannter als auch in unbekannter Sprache </text:p>
              </text:list-item>
              <text:list-item>
                <text:p text:style-name="P3">die Gruppe verläßt die Kutsche im Hof eines riesigen Schlosses, auf dessen Eingangstreppe scheinbar das gesamte Personal auf die Ankunft irgendwelcher hoher Gäste wartet </text:p>
              </text:list-item>
            </text:list>
          </text:list-item>
          <text:list-item>
            <text:p text:style-name="P3">Nun noch einige "memorable quotes" von Hajo: </text:p>
          </text:list-item>
          <text:list-item>
            <text:p text:style-name="P3">Tja, also Theoderich, während Du so an den beiden Skelett vorbeistirbst... </text:p>
          </text:list-item>
          <text:list-item>
            <text:p text:style-name="P3">Nach 6 Tagen taucht dann also der Quintes ganz allein auf in Begleitung vom Oli... </text:p>
          </text:list-item>
          <text:list-item>
            <text:p text:style-name="P3">Auf der Treppe steht scheinbar die komplette Dienerschaft des Hotels... </text:p>
          </text:list-item>
          <text:list-item>
            <text:p text:style-name="P3"><text:soft-page-break/>Übrigens ein sehr netter Zufall: Session 13 und das Thema war "Albtraum" :) </text:p>
          </text:list-item>
        </text:list>
        <text:h text:style-name="Heading_20_1" text:outline-level="1">[Session 14] 26. November 2006 : Ein Schloss und viele Fakten</text:h>
        <text:list text:style-name="L20">
          <text:list-item>
            <text:h text:style-name="P1" text:outline-level="3">Teilnehmer : Andi, Reinhard, Alex, Sebastian, Sascha, Markus</text:h>
          </text:list-item>
          <text:list-item>
            <text:h text:style-name="P1" text:outline-level="3">EP: +2 (Zusammenfassung von: Sascha)</text:h>
          </text:list-item>
          <text:list-item>
            <text:p text:style-name="P3">wir verlassen die Kutsche und steigen die große Treppe hinauf; zu unserer Verwunderung verbeugt sich die gesamte Dienerschaft vor uns </text:p>
          </text:list-item>
          <text:list-item>
            <text:p text:style-name="P3">oben angekommen sprechen wir mit angeblichen (älteren) Sohn des Lords (ca. 50 Jahre vom Aussehen her) </text:p>
            <text:list>
              <text:list-item>
                <text:p text:style-name="P3">jeder von uns bekommt einen eigenen Diener zugewiesen, der ihm 100% zur Verfügung steht </text:p>
              </text:list-item>
              <text:list-item>
                <text:p text:style-name="P3">jeder von uns bekommt ein eigenes, prunkvolles Zimmer inkl. großartiger Kleidung; erstaunlich ist, daß die Kleidung keine Taschen aufweist und auch sonst exakt unserem jeweiligen Geschmack entspricht </text:p>
              </text:list-item>
              <text:list-item>
                <text:p text:style-name="P3">Abendessen wird in ca. 3 Stunden serviert </text:p>
              </text:list-item>
              <text:list-item>
                <text:p text:style-name="P3">der Lord wird uns nach dem Abendessen empfangen </text:p>
              </text:list-item>
            </text:list>
          </text:list-item>
          <text:list-item>
            <text:p text:style-name="P3">Finn, Lenny und Gareth ziehen sich nach dem "Frischmachen" in die Bibliothek zurück (sehr viel Interessantes, wenn auch nichts wirklich "ungewöhnliches") </text:p>
          </text:list-item>
          <text:list-item>
            <text:p text:style-name="P3">Theoderich begutachtet die Waffenkammer des Schlosses und ist "hin und weg" </text:p>
          </text:list-item>
          <text:list-item>
            <text:p text:style-name="P3">das Abendessen ist ein Menü aus 13 Gängen, perfekt im Geschmack und in der Präsentation </text:p>
          </text:list-item>
          <text:list-item>
            <text:p text:style-name="P3">um Mitternacht werden wir in Lord Luikonnens Arbeitszimmer gebracht </text:p>
          </text:list-item>
          <text:list-item>
            <text:p text:style-name="P3">dort stehen vor einem schweren Holzschreibtisch 3 schwere Holztruhen, die mit schweren Schlössern behangen sind </text:p>
          </text:list-item>
          <text:list-item>
            <text:p text:style-name="P3">flankiert von Leibgarde betritt Lord Broderick Liukonen den Raum: </text:p>
            <text:list>
              <text:list-item>
                <text:p text:style-name="P3">etwa 1,80m groß </text:p>
              </text:list-item>
              <text:list-item>
                <text:p text:style-name="P3">komplett schwarze Augen </text:p>
              </text:list-item>
              <text:list-item>
                <text:p text:style-name="P3">leicht goldene Haut </text:p>
              </text:list-item>
              <text:list-item>
                <text:p text:style-name="P3">trägt eine reich verzierte Magierrobe </text:p>
              </text:list-item>
              <text:list-item>
                <text:p text:style-name="P3">seine Stimme klingt alterslos </text:p>
              </text:list-item>
              <text:list-item>
                <text:p text:style-name="P3">er sieht aus wie Mitte 20, ist jedoch nach eigener Aussage an die 20.000 Jahre alt </text:p>
              </text:list-item>
              <text:list-item>
                <text:p text:style-name="P3">es umgibt ihn nur eine schwache magische Aura, d.h. wir dürften hier in etwa den mächtigsten Freimagier vor uns haben, den man sich vorstellen kann </text:p>
              </text:list-item>
            </text:list>
          </text:list-item>
          <text:list-item>
            <text:p text:style-name="P3">Informationen von Broderick Liukonen </text:p>
            <text:list>
              <text:list-item>
                <text:p text:style-name="P3">Zu seiner Person </text:p>
              </text:list-item>
              <text:list-item>
                <text:p text:style-name="P3">Er wurde vor 20.000 Jahren auf Revelation geboren. Also in einer Zeit, in der sich die Epoche des Sternengriffs ihrem Ende näherte. Seine Familie war damals bereits eine sehr alte Familie, sehr einflußreich und extrem vermögend. Die Familie machte ihr Vermögen mit Handel zwischen den Welten und besaß damals viele Besitztümer auf den unterschiedlichsten Welten. Broderich schlug eine miltärische Laufbahn ein und hat am Krieg gegen Gott teilgenommen. Er hat den Zusammenbruch aktiv erlebt und in dieser Zeit versucht das Vermögen seiner Familie weitestgehend zu bewahren. </text:p>
              </text:list-item>
              <text:list-item>
                <text:p text:style-name="P3">Zu seiner Motivation </text:p>
              </text:list-item>
              <text:list-item>
                <text:p text:style-name="P3">Er ist getrieben von Rache und will den Rufer und die Erwählten als seine Verbündete um einen neuen Krieg zu beginnen. Er wartet darauf, dass die Auserwählten erwachen und er seine Rache nehmen kann. Broderick will aber keine Vernichtung Gottes sondern er will einen ebenbürtigen Platz an der Seite Gottes erkämpfen. Nur wenn man im Krieg gegen Gott gewinnt, wird dieser die Menschen anerkennen und ihnen den Respekt zollen, denn die Menschen verdienen. Broderick hat euch recht deutlich klar gemacht, dass seine Macht sehr umfangreich ist und dass er für euch weit gefährlicher werden kann als die GILDE. Seiner Meinung nach kommt seine Familie an dritter Stelle, direkt nach Gott und der Kontrolle. </text:p>
              </text:list-item>
              <text:list-item>
                <text:p text:style-name="P3">Zur Geschichte Revelations </text:p>
              </text:list-item>
              <text:list-item>
                <text:p text:style-name="P3">Die Menschen haben von Revelation ausgehend die Welten besiedelt. Die Menschen waren alle magisch begabt, die Magie war tausendmal stärker. Zu diesen Zeiten waren alle Menschen Freimagier... Das umfasst die Epochen Wachstum bis Sternengriff. Eines Tages waren die Menschen so stark wie Gott und es kam zum Krieg. Laut Broderick war der Kriegsgrund der mangelnde Respekt Gottes seiner Schöpfung gegenüber. Die Menschheit wollte die Anerkennung Gottes, dass die Menschheit erwachsen geworden war und sich den Platz an der Seite Gottes verdient hat. Doch Gott wurde auf die Menschen neidisch und wollte sie wieder „zurechstutzen“. So verwehrte Gott der Menschheit seine Anerkennung und der Krieg brach aus. Der Krieg war kurz und die Menschheit hätte fast gewonnen doch letzlich war die Niederlage unausweichlich. Nach ihrer Niederlage wurden die Menschen zurecht gestutzt. Gott ihnen all ihre Fähigkeiten und überlies sie Ihrem Schicksal, wie ein Gefangener denn man im Kerker vergessen hat. Irgendwann verlor Gott sein Interesse und gab die Menschen wieder frei. Aber die Menschen sind immer noch nur ein Schatten ihrer selbst. Damit die Menschen niemals mehr ihre alten Fähigkeiten erlangen können, errichtete Gott die KONTROLLE. </text:p>
              </text:list-item>
              <text:list-item>
                <text:p text:style-name="P3">Zum Artefakt </text:p>
              </text:list-item>
              <text:list-item>
                <text:p text:style-name="P3">Der Rufer (also das Artefakt) dient dazu Gott zu rufen und in seiner Macht zu beschränken, so dass man Gott besiegen kann. Der Rufer war im Krieg gegen Gott der Schlüssel zum Sieg, letztlich hat nur ein wenig Zeit gefehlt, den Rufer in Stellung bringen zu können um zu siegen. Als die Menschen erkannten, dass die Niederlage unausweichlich ist, zerlegten sie den Rufer in seine Einzelteile und versteckten diese auf Revelation. Die Auserwählten sind Nachfahren derjenigen, die den Rufer erbaut haben. </text:p>
              </text:list-item>
              <text:list-item>
                <text:p text:style-name="P3">Zu den Fähigkeiten </text:p>
              </text:list-item>
              <text:list-item>
                <text:p text:style-name="P3">Die Fähigkeiten dienen einmal dazu die Auserwählten zu schützen. Nur wer die Fähigkeiten besitzt kann den Rufer zusammen bauen oder benutzen. Die Vorfahren haben dafür gesorgt, das sehr viel Zeit vergehen muss, bis die Fähigkeiten erwachen, um sicher zu stellen, dass Gott sein Interesse verloren hat. Die Erauserwählten sind die einzigen die die Bruchstücke finden und zusammenbauen können und die letzlich wissen werden, wie man den Rufer benutzen kann. Sie müssen dies alleine schaffen ohne erhebliche Vorteile (deswegen keinen +15 Superausrüstung) da man sonst nicht an die Bruchstücke herankommen wird. Dies ist so eingerichtet von den Vorfahren um zu verhindern, dass jemand mit purer Gewalt an die Bruchstücke herankommt. -&gt; man muss sich quasi würdig erweisen. Nur die Auserwählten können Gott rufen. Die Auserwählten sind daher die wichtigsten und meistgesuchten Menschen überhaupt. Allerdings haben viele die Bedeutung des Rufers missverstanden und halten den Rufer zum Schlüssel für Gott gleiche Macht. Die wahre Bedeutung des Rufers ist also letzlich nur wenigen bekannt und viele halten diese ganze Sache auch nur für eine nette Legende ohne echten wahren Kern. </text:p>
              </text:list-item>
              <text:list-item>
                <text:p text:style-name="P3">Die weißen Ritter </text:p>
              </text:list-item>
              <text:list-item>
                <text:p text:style-name="P3">Eine der Fraktionen die nach den Auserwählten und dem Rufer sucht. Er arbeitet nicht mit Ihnen zusammen, da diese von den falschen Motiven (Habgier und Macht) getrieben sind und sie nicht verstehen, was der Rufer wirklich ist. Die weißen Ritter stehen für diejenigen, die mit den Auserwählten nicht zimperlich umgehen werden um ihr Ziel zu erreichen. Diese Fraktion hält den Rufer für eine mächtige Waffe und will damit ein mächtiges Reich erobern. Letzlich aber wird diese Fraktion lediglich Gott auf die Menschen aufmerksam machen. Etwas was es zu verhindern gilt. </text:p>
              </text:list-item>
              <text:list-item>
                <text:p text:style-name="P3">Zu den Portalen </text:p>
              </text:list-item>
              <text:list-item>
                <text:p text:style-name="P3">Es gibt Tore zu anderen Welten. Nur wenige wissen wo diese sich befinden und wie man sie nutzen kann. Brodericks Macht beruht massgeblich auf seinem Wissen zu den Portalen und seiner Fähigkeit diese nutzen zu können. Das Wissen um die Portale gehört aber nicht zum Allgemeingut, die meisten wissen nicht einmal mehr was ein Portal überhaupt ist. Auch ist den wenigsten wirklich klar, das es andere Welten gibt, allerdings ist dieses Wissen nicht verloren gegangen, so dass Gelehrte oder hochrangige Politiker durchaus wissen, das es da noch andere Welten gibt und Wege dahin. </text:p>
              </text:list-item>
              <text:list-item>
                <text:p text:style-name="P3">Zur GILDE </text:p>
              </text:list-item>
              <text:list-item>
                <text:p text:style-name="P3">Der GILDE ist ein Ableger der Kontrolle, allerdings ist dies der GILDE nicht bewußt. Auf den anderen Welten gibt es ebenfalls Ableger der GILDE; allerdings gibt es keine Berührungspunkte der GILDEN untereinander. </text:p>
              </text:list-item>
              <text:list-item>
                <text:p text:style-name="P3">Zur KONTROLLE </text:p>
              </text:list-item>
              <text:list-item>
                <text:p text:style-name="P3">Die Kontrolle ist von GOTT gegeben und wird von den Menschen geführt, die ihre Anweisungen von GOTT bekommen. Das Ziel der KONTROLLE laut GOTT ist, dass die Menschen nie wieder so mächtig werden wie damals, aber trotzdem nicht mehr in Gefangenschaft leben müssen. Die KONTROLLE ist also etwa 10.000 Jahre alt. Was GOTT nie herausfand (er ist halt nicht allwissend und allmächtig) ist, dass die KONTROLLE heimlich dafür Sorge trägt, das Revelation immer in einem guten Zustand bleibt und es immer die besten Bedingungen für das Erwachen der Fähigkeiten gibt. Die KONTROLLE hat seit sehr langer Zeit keine Befehle von GOTT mehr erhalten und konzentriert sich momentan darauf dass GOTT nicht zufälligerweise hellhörig wird. Die KONTROLLE ist eine eigenständige sehr mächtige Fraktion und es ist momentan NICHT klar welche Rolle sie in Zukunft einnehmen wird. Die KONTROLLE existiert auf allen Welten, aber am stärksten ist sie auf Revelation, so wie es auf anderen Welten auch Erwählte gibt, da es hin und wieder auch Fluktuationen gab. </text:p>
              </text:list-item>
              <text:list-item>
                <text:p text:style-name="P3">Der Deal </text:p>
              </text:list-item>
              <text:list-item>
                <text:p text:style-name="P4"><text:span text:style-name="T7">Broderick wird Eurer Patron, und hilft euch alle Bruchstücke zu finden. Er bietet euch alle Bruchstücke als Vertrauensberweis an, wenn ihr dem Deal zustimmt. Eure Gegenleistung besteht darin, dass ihr mit Ihm in den Krieg zieht, wenn das Artefakt/Der</text:span><text:a xlink:type="simple" xlink:href="http://revelation.familie-schmidt.net/cgi-bin/wiki.pl?action=edit&amp;id=Zusammenfassung/Der"><text:span text:style-name="T7">?</text:span></text:a><text:span text:style-name="T7"> Rufer zusammengebaut ist. Wenn Ihr den Deal ablehnt, dann wird euch Broderick ziehen lassen und Euch ausreichend Zeit geben, bevor er Euch als Feinde ansieht und sich mit Gewalt, List und Tücke das holen wird, was er von Euch braucht, um seine Ziele zu erreichen. Seiner Meinung werdet Ihr so oder so bald mehr Probleme haben als Euch liebt ist, da bald viele nach Euch suchen werden. Und früher oder später werdet Ihr Euch einer Partei anschließen müssen, da ihr alleine zu schwach seit. </text:span></text:p>
              </text:list-item>
            </text:list>
          </text:list-item>
        </text:list>
        <text:h text:style-name="Heading_20_1" text:outline-level="1">[Session 15] 20. Mai 2007 : Der Versuch einer Rückreise</text:h>
        <text:list text:style-name="L20">
          <text:list-item>
            <text:h text:style-name="P1" text:outline-level="3">Teilnehmer : Reinhard, Oli, Sebastian, Sascha, Markus, Andi</text:h>
          </text:list-item>
          <text:list-item>
            <text:h text:style-name="P1" text:outline-level="3">EP: ?? (Zusammenfassung von: Andi)</text:h>
          </text:list-item>
          <text:list-item>
            <text:p text:style-name="P3">Die Gruppe verbringt einige Wochen in Brodericks Schloß und trainiert dort </text:p>
          </text:list-item>
          <text:list-item>
            <text:p text:style-name="P3">Die Gruppe nimmt das Angebot von Broderick an und arbeitet fortan für ihn um die Bruchstücke des Artefakts zu finden. Abgesehen vom 'Kreuz' läßt die Gruppe alle mitgeführten Teile des Artefakts bei Broderick </text:p>
          </text:list-item>
          <text:list-item>
            <text:p text:style-name="P3">Alle Mitglieder der Gruppe erhalten einen Ring der Sie als VIPs von Brodericks Handelshaus ausweist </text:p>
          </text:list-item>
          <text:list-item>
            <text:p text:style-name="P3">Es wird der Gruppe gestattet einen Portaltransfer beobachten zu dürfen - die sonstige Rückreise findet aber wieder mit geschlossenen Fenstern statt. </text:p>
          </text:list-item>
          <text:list-item>
            <text:p text:style-name="P3">Der Beginn der Rückreise, samt dem Portaltransfer den die Gruppe beobachten darf, ist ansonsten ereignislos </text:p>
            <text:list>
              <text:list-item>
                <text:p text:style-name="P3">Der Rückweg findet auf einer anderen Route statt </text:p>
              </text:list-item>
              <text:list-item>
                <text:p text:style-name="P3">Die Portale scheinen grundsätzlich Transfers in beide Richtungen zu ermöglichen </text:p>
              </text:list-item>
            </text:list>
          </text:list-item>
          <text:list-item>
            <text:p text:style-name="P3">Im weiteren Verlauf der Reise wird ein Portal genutzt, das die Gruppe mitten in ein Schloss/eine Burg transferiert in dem eine Revolution stattzufinden scheint: </text:p>
            <text:list>
              <text:list-item>
                <text:p text:style-name="P3">Die Kutscher und die Pferde werden durch einen wütenden Mob getötet - die Kutsche als solche wird schwer beschädigt </text:p>
              </text:list-item>
              <text:list-item>
                <text:p text:style-name="P3">Die Verteidiger der Anlage verfügen über seltsame 'Quarterstafs' mit denen sie den Mob von den Mauern herab versuchen in Schach zu halten. Diese 'Quarterstafs' brauchen aber anscheinend eine gewisse Zeit um nach einem Angriff wieder einsatzbereit zu sein. Angewendet auf Lebewesen verursachen die 'Quarterstafs' tiefe Wunden, in der Kutsche hinterlassen sie Löcher... %-} </text:p>
              </text:list-item>
              <text:list-item>
                <text:p text:style-name="P3">Die Gruppe wird durch die Kampfhandlungen und den Mob (der nicht nur aus Menschen sondern auch zu einem Großteil aus anderen Wesen wir Minotauren, etc besteht) getrennt: </text:p>
                <text:list>
                  <text:list-item>
                    <text:p text:style-name="P3">Gareth (aus der Kutsche in den Mob gerissen) landet im inneren des Schlosses/der Burg in dem die Gruppe angekommen ist, setzt sich in den Keller ab und entdeckt dort Räumeweise Aktenmaterial das in einer Schrift geschrieben ist die keiner von <text:soft-page-break/>uns lesen kann. Er nimmt Kontakt zu zwei Einheimischen auf, die sich darüber verwundert zeigen, dass er keinerlei Strichcode-Tätowierung am Unterarm trägt </text:p>
                  </text:list-item>
                  <text:list-item>
                    <text:p text:style-name="P3">Finn (aus der Kutsche in den Mob gerissen) versucht mittels "walk on air" die Mauer des Hofes in dem die Kutsche steht zu erreichen, schafft dies in gewissem Maße, fliegt aber über die Mauer hinweg und landet schwer verletzt in der Stadt unterhalb des Schlosses/der Burg. Er schafft es sich selbst zu heilen und macht sich auf den Weg zum Eingang des Schlosses/der Burg </text:p>
                  </text:list-item>
                  <text:list-item>
                    <text:p text:style-name="P3">[Oli] (aus der Kutsche gerissen) verbrachte die meiste Zeit unter der Kutsche und befindet sich nachdem der Bereich um die Kutsche wieder frei ist immer noch bei der Kutsche </text:p>
                  </text:list-item>
                  <text:list-item>
                    <text:p text:style-name="P3">Rufus (aus der Kutsche gerissen) hat erst versucht sich bei der Kutsche zu halten, wurde dann aber doch vom Mob mitgerissen und kam schlußendlich ausserhalb des Schlosses/der Burg an, wo er am Wegesrand nach anderen Gruppenmitgliedern Ausschau gehalten hat </text:p>
                  </text:list-item>
                  <text:list-item>
                    <text:p text:style-name="P3">Caleb und Theoderich schafften es am längsten in der Kutsche zu verbleiben und veranstalteten dabei ein Massaker vor dem Eingang der Kutsche, bis sie schlußendlich doch ebenfalls aus der Kutsche gerissen wurden und quasi den selben Weg wie Rufus nahmen. </text:p>
                  </text:list-item>
                  <text:list-item>
                    <text:p text:style-name="P3">Caleb, Theoderich und Rufus haben sich ausserhalb des Schlosses/der Burg gefunden </text:p>
                  </text:list-item>
                </text:list>
              </text:list-item>
            </text:list>
          </text:list-item>
        </text:list>
        <text:h text:style-name="Heading_20_1" text:outline-level="1">[Session 16] 08. Juli 2007 : Getrennt!</text:h>
        <text:list text:style-name="L20">
          <text:list-item>
            <text:h text:style-name="P1" text:outline-level="3">Teilnehmer : Oli, Andi, Reinhard, Sebastian, Sascha, Markus</text:h>
          </text:list-item>
          <text:list-item>
            <text:h text:style-name="P1" text:outline-level="3">EP: +2 (Zusammenfassung von: Sascha)</text:h>
          </text:list-item>
          <text:list-item>
            <text:p text:style-name="P3">Nach den Ereignissen des letzten Mals ist unsere Gruppe ungewollt zersplittert in 4 Gruppen. Im folgenden wird quasi parallel für jede der Gruppen geschildert, was passiert ist: </text:p>
          </text:list-item>
          <text:list-item>
            <text:p text:style-name="P3">Gruppe 1 (Caleb) </text:p>
            <text:list>
              <text:list-item>
                <text:p text:style-name="P3">Caleb befindet sich anfangs am großen Innentor der Burg </text:p>
              </text:list-item>
              <text:list-item>
                <text:p text:style-name="P3">Ein Blick nach draussen zeigt, dass eine grosse Reiterschar auf die Burg zureitet (wohl um für Ordnung zu sorgen) und dabei die Meute der randalierenden Bürgerschaft vor sich und zurück in den Burghof hertreibt </text:p>
              </text:list-item>
              <text:list-item>
                <text:p text:style-name="P3">Der Reiterei folgt ein Heer von Militionären zu Fuß </text:p>
              </text:list-item>
              <text:list-item>
                <text:p text:style-name="P3">Das heranrückende Heer geht nicht zimperlich mit dem Mob um, d.h. wer nicht weiterläuft wird kurzerhand enthauptet/erstochen/aufgespiest </text:p>
              </text:list-item>
              <text:list-item>
                <text:p text:style-name="P3">Caleb schafft es entgegen der hereinströmenden Meute aus der Burg zu schlüpfen und macht sich in Richtung der nahegelegensten Häuser davon </text:p>
              </text:list-item>
              <text:list-item>
                <text:p text:style-name="P3">Er wird kurz von zwei Reitern verfolgt, die jedoch sehr schnell von ihm ablassen </text:p>
              </text:list-item>
              <text:list-item>
                <text:p text:style-name="P3">Etwas weiter in die Stadt vorgedrungen erklimmt Caleb ein 4-stöckiges Haus und beobachtet das weitere Geschehen von dieser erhöhten Position aus </text:p>
              </text:list-item>
              <text:list-item>
                <text:p text:style-name="P3">Um ihn herum erstreckt sich die wohl größte Stadt, die er jemals erblickt hat. Bis an den Horizont erstrecken sich Häuser um Häuser, hier und da brennt es </text:p>
              </text:list-item>
              <text:list-item>
                <text:p text:style-name="P3">Nach einiger Zeit bemerkt Caleb ein großes, humanoides, verbranntes "Etwas", das sich am äußeren Burgtor zu schaffen macht </text:p>
              </text:list-item>
              <text:list-item>
                <text:p text:style-name="P3">Wild hämmert es auf das Tor ein und wird dabei von den inzwischen auf dem Burgwehr postierten Soldaten mit ihren magischen Quarterstaffs beschossen </text:p>
              </text:list-item>
              <text:list-item>
                <text:p text:style-name="P3">Unbeeindruckt von den Schüssen und von einigen herannahenden Reitern und Fußtruppen (die kurzerhand abserviert werden) bricht es durch das Tor </text:p>
              </text:list-item>
            </text:list>
          </text:list-item>
          <text:list-item>
            <text:p text:style-name="P3">Gruppe 2 (Theoderich, Rufus und Isiah) </text:p>
            <text:list>
              <text:list-item>
                <text:p text:style-name="P3">Theoderich, Rufus und Isiah sehen sich plötzlich wieder in einer großen Menge von Bürgern, die zurück in den Burghof strömen und sich dort (erstaunlicherweise) schweigend sammeln und auf den Boden niederlassen </text:p>
              </text:list-item>
              <text:list-item>
                <text:p text:style-name="P3">Theoderich klettert auf unsere zerstörte Kutsche, um mittels eines improvisierten Bildes mit den auf dem Wehrgang postierten Wachen zu kommunizieren </text:p>
              </text:list-item>
              <text:list-item>
                <text:p text:style-name="P3">Rufus und Isiah leisten schliesslich den "Anordnungen" der Wachen und den Zeichen der herumsitzenden "Gefangen" Folge und setzen sich ebenfalls hin </text:p>
              </text:list-item>
              <text:list-item>
                <text:p text:style-name="P3">Theoderich wird schliesslich von einem wohl höherrangigen Militär von der Kutsche herunter und zum ebenfalls Sitzen auf den Boden geordert </text:p>
              </text:list-item>
              <text:list-item>
                <text:p text:style-name="P3">Die ganze Atmosphäre ist deutlich angespannt: ein kleines Kind plärrt und wird sofort von einem heraneilenden Erwachsenen zu Boden geschmettert. Weder die Mutter, noch das Kind oder der Mann überleben den anschliessenden Beschuss durch die Quarterstaffs der Soldaten </text:p>
              </text:list-item>
              <text:list-item>
                <text:p text:style-name="P3">Plötzlich hämmert etwas Gewaltiges gegen das Tor </text:p>
              </text:list-item>
              <text:list-item>
                <text:p text:style-name="P3">Während die Wachen sich oberhalb des Burgtors zusammenziehen, hört man von draussen Schreie und die Geräusche einer fröhlichen Metzelei </text:p>
              </text:list-item>
              <text:list-item>
                <text:p text:style-name="P3">Schliesslich zerbirst das innere Tor und herein stürmt ein etwa 2,5 Meter großes, humanoides Wesen. Seine Haut ist verbrannt, sein Körper schwer deformiert (kein Hals, zwei Kniescheiben am rechten Bein, Buckel, etc.) </text:p>
              </text:list-item>
              <text:list-item>
                <text:p text:style-name="P3">Es stürzt sich sofort auf die nächstgelegenen Bürger, tötet sie und trinkt ihr Blut </text:p>
              </text:list-item>
              <text:list-item>
                <text:p text:style-name="P3">Sofort wird es von den Soldaten auf dem Wehrgang unter Beschuss genommen </text:p>
              </text:list-item>
              <text:list-item>
                <text:p text:style-name="P3">Theoderich bricht aus einem der kaputten Räder der Kutsche eine Speiche heraus, stürzt sich auf das Ding und rammt ihm den Holzpflock von unten in das Herz (oder zumindest in die grobe Region) </text:p>
              </text:list-item>
              <text:list-item>
                <text:p text:style-name="P3">Während das Wesen noch wild umsich schlagend und sich drehend versucht, den Pflock zu entfernen, wird es plötzlich durch ein unbekanntes Geschoss zerfetzt </text:p>
              </text:list-item>
              <text:list-item>
                <text:p text:style-name="P3">Dieses Geschoss saust um Zentimeter an Theoderichs Kopf vorbei und schlägt hinter ihm in den Pflasterboden ein </text:p>
              </text:list-item>
              <text:list-item>
                <text:p text:style-name="P3">Theoderich geht zu Boden </text:p>
              </text:list-item>
              <text:list-item>
                <text:p text:style-name="P3">Die Wucht des Aufpralls des Geschosses katapultiert zahlreiche Pflastersteine in alle Richtungen und holt einige der Soldaten vom Wehrgang </text:p>
              </text:list-item>
              <text:list-item>
                <text:p text:style-name="P3">Sofort stürmen Soldaten in den Hof, "befrieden" den Mob und hauen Rufus und Isiah k.o. </text:p>
              </text:list-item>
            </text:list>
          </text:list-item>
          <text:list-item>
            <text:p text:style-name="P3">Gruppe 3 (Finn) </text:p>
            <text:list>
              <text:list-item>
                <text:p text:style-name="P3">Finn begibt sich um die Burg herum, auf der Suche nach dem Burgtor </text:p>
              </text:list-item>
              <text:list-item>
                <text:p text:style-name="P3">Er beobachtet einige junge Männer, die mit Mistgabeln und Keulen bewaffnet an ihm vorbeiziehen. Er spürt dabei, dass die jungen Leute offensichtlich große Angst vor etwas haben und gleichzeitig enttäuscht und wütend sind auf jemanden, der sie vor dem, was ihnen Angst bereitet, hätte beschützen sollen </text:p>
              </text:list-item>
              <text:list-item>
                <text:p text:style-name="P3">Finn gelangt auf einen großen Marktplatz, auf dem scheinbar der Mob als Sieger gegen das Militär hervorgegangen ist </text:p>
              </text:list-item>
              <text:list-item>
                <text:p text:style-name="P3">Angekettet an Metallpfosten und inmitten eines Feuers stehend, sieht Finn ein 2,5 Meter großes humanoides Wesen, schwer deformiert und rasend vor Angst und Wut </text:p>
              </text:list-item>
              <text:list-item>
                <text:p text:style-name="P3">Während das Wesen wie wild an seinen Ketten reisst und mit schriller Stimme schreit, wird es von umherstehenden Bürgern (scheinbar) beschimpft und beworfen </text:p>
              </text:list-item>
              <text:list-item>
                <text:p text:style-name="P3">Finn spürt, dass dieses Wesen erst jüngst ein Massaker in dieser Stadt begangen hat, aus dem wohl nur wenige lebend entkommen konnten </text:p>
              </text:list-item>
              <text:list-item>
                <text:p text:style-name="P3">Nach einiger Zeit gelingt es dem Wesen, sich selbst den linken Arm an der Schulter auszureissen. Kurz darauf ist auch der rechte Arm frei, nachdem er sich am Handgelenk von seiner Hand getrennt hat. Auch die beiden Füße kommen auf diese Weise frei. Jedoch scheint das in Flammen stehende Wesen unglaubliche Selbstheilungskräfte zu besitzen, da innerhalb kürzester Zeit zumindest der abgetrennte Arm wieder nachzuwachsen scheint </text:p>
              </text:list-item>
              <text:list-item>
                <text:p text:style-name="P3">Finn macht sich aus dem Staub und trifft auf ein weibliches, zwergenähnliches(?) Wesen, das in einer Seitengasse relativ unbeeindruckt von dem ganzen Tumult, seine Töpfe wäscht </text:p>
              </text:list-item>
              <text:list-item>
                <text:p text:style-name="P3">Nach anfänglichem Misstrauen bemerkt das Wesen die fehlende Tätowierung an Finns Armen und bittet ihn zusammen mit seinem "Mann" in ihr Haus </text:p>
              </text:list-item>
              <text:list-item>
                <text:p text:style-name="P3">Dort wird Finn gefüttert und ins Bett gesteckt </text:p>
              </text:list-item>
              <text:list-item>
                <text:p text:style-name="P3">Am nächsten Morgen bekommt Finn bei Familie "Gnom" Besuch von einem Minotauren, der mittels Magie unsere Sprache erlernt und sich Finn als "Abataurus" vorstellt </text:p>
              </text:list-item>
            </text:list>
          </text:list-item>
          <text:list-item>
            <text:p text:style-name="P3">Gruppe 4 (Gareth) </text:p>
            <text:list>
              <text:list-item>
                <text:p text:style-name="P3">Gareth dringt nach einigen vergeblichen Kommunikationsversuchen mit seinen beiden neuen "Bekannten" immer tiefer in das Gewölbe der Burg sein </text:p>
              </text:list-item>
              <text:list-item>
                <text:p text:style-name="P3">Nach einiger Zeit stehen die drei vor einem riesigen Tor, welches durch ein imposant aussehendes, jedoch äußerst simples Schloss abgesperrt ist </text:p>
              </text:list-item>
              <text:list-item>
                <text:p text:style-name="P3">Der dahinter folgende Gang endet nach einigen Hundert Metern schliesslich in einer riesigen, 60 Meter hohen Halle, in der in einer Art Graben ein dampfbetrieber Zug auf Schienen ruht </text:p>
              </text:list-item>
              <text:list-item>
                <text:p text:style-name="P3">Der Zug ist in desolatem Zustand und (derzeit) wohl nicht einsetzbar </text:p>
              </text:list-item>
              <text:list-item>
                <text:p text:style-name="P3">Während die beiden anderen sich einem Messingschild an der Hallenwand widmen (der ganze Raum scheint eine Art Haltestelle zu sein inkl. verfallener Wartebänke) bemerkt Gareth aus dem rechten Tunnel einen Luftzug und ein seltsames, keuchend jammerndes Geräusch </text:p>
              </text:list-item>
              <text:list-item>
                <text:p text:style-name="P3">Gareth versteckt sich daraufhin im linken Tunnel und deutet den anderen beiden an, sich ihm anzuschliessen </text:p>
              </text:list-item>
              <text:list-item>
                <text:p text:style-name="P3">Da diese jedoch zu sehr mit dem Messingschild beschäftigt sind, werden die beiden durch eine seltsame Erscheinung überrascht, die plötzlich aus dem rechten Tunnel rast: </text:p>
                <text:list>
                  <text:list-item>
                    <text:p text:style-name="P3">Ein waberndes, energegeladenes Feld </text:p>
                  </text:list-item>
                  <text:list-item>
                    <text:p text:style-name="P3">Darin ein schwarzer Torso, abgeschnitten an der Hüfte, mit glühenden Augen </text:p>
                  </text:list-item>
                </text:list>
              </text:list-item>
              <text:list-item>
                <text:p text:style-name="P3">Während der eine der beiden auf Gareth zurennt, scheint das Wesen mit dem anderen zu verschmelzen, woraufhin dieser verschwunden ist </text:p>
              </text:list-item>
              <text:list-item>
                <text:p text:style-name="P3">Der Flüchtende rennt an Gareth vorbei </text:p>
              </text:list-item>
              <text:list-item>
                <text:p text:style-name="P3">Gareth ist starr vor Schreck und sieht sich der Erscheinung in ca. einem Meter Abstand gegenüber </text:p>
              </text:list-item>
              <text:list-item>
                <text:p text:style-name="P3">Das Wesen zögert kurz und spricht gequält: "Falsch, falsch. Du bist falsch hier!" </text:p>
              </text:list-item>
              <text:list-item>
                <text:p text:style-name="P3">Nachdem der Versuch, Gareth aus dem Weg zu stossen, fehlschlägt (da das Wesen quasi durch Gareth hindurchschlägt), scheint es zunächst ratlos und nimmt dann die Verfolgung des Flüchtenden wieder auf </text:p>
              </text:list-item>
              <text:list-item>
                <text:p text:style-name="P3">Aus der Ferne hört Gareth einen Schrei und eilt dem Flüchtenden zu Hilfe </text:p>
              </text:list-item>
              <text:list-item>
                <text:p text:style-name="P3">Dieser liegt auf den Schienen und ist stellenweise schwerst deformiert (der linke Arm ist mit dem Torso verschmolzen, das rechte Handgelenk fehlt) </text:p>
              </text:list-item>
              <text:list-item>
                <text:p text:style-name="P3">Gareth hilft ihm zurück nach oben in die Burg </text:p>
              </text:list-item>
            </text:list>
          </text:list-item>
          <text:list-item>
            <text:p text:style-name="P3">Hier vereinen sich nun die Wege von Gruppe 2 und Gruppe 4. Caleb und Finn sind weiterhin auf sich allein gestellt. </text:p>
          </text:list-item>
        </text:list>
        <text:h text:style-name="Heading_20_1" text:outline-level="1">[Session 17] 26. August 2007 : Mutanten!</text:h>
        <text:list text:style-name="L20">
          <text:list-item>
            <text:h text:style-name="P1" text:outline-level="3">Teilnehmer : Andi, Reinhard, Sascha, Sebastian</text:h>
          </text:list-item>
          <text:list-item>
            <text:h text:style-name="P1" text:outline-level="3">EP: +4 (Zusammenfassung von: Sascha)</text:h>
          </text:list-item>
          <text:list-item>
            <text:p text:style-name="P3">Noch immer ist die Gruppe dreigeteilt. (nachdem uns der Meister sowieso schon einen gewissen Grad an Narzissmus unterstellt könnte man auch von der "heiligen Dreifaltigkeit" sprechen. Muahaha. Bitte erschiesst mich bei nächster Gelegenheit.) </text:p>
          </text:list-item>
          <text:list-item>
            <text:p text:style-name="P3">Gruppe 1 (Theoderich, Rufus, Isiah &amp; Gareth sowie dem armen Schwein mit verschmolzenem Arm) </text:p>
            <text:list>
              <text:list-item>
                <text:p text:style-name="P3">während sie in einer Gefängniszelle sitzen und von einem Wächter bewacht werden, erzählt Gareth von seinem Erlebnis mit dem "Specter" </text:p>
              </text:list-item>
              <text:list-item>
                <text:p text:style-name="P3">dem Wächter scheint es derweil nicht gut zu gehen: er schwitzt, wirkt lethargisch </text:p>
              </text:list-item>
              <text:list-item>
                <text:p text:style-name="P3"><text:soft-page-break/>Gareth ruft ihn zu sich ans Zellengitter und zeigt ihm den Ring, den er von Baron Liukonen erhalten hat </text:p>
              </text:list-item>
              <text:list-item>
                <text:p text:style-name="P3">den Wächter lässt das völlig kalt und er dreht sich wieder um, um zu seinem Schreibtisch zurückzukehren </text:p>
              </text:list-item>
              <text:list-item>
                <text:p text:style-name="P3">in diesem Moment packt ihn Theoderich am Handgelenk, woraufhin der Wächter ein markerschütterndes Kreischen beginnt </text:p>
              </text:list-item>
              <text:list-item>
                <text:p text:style-name="P3">selbst entsetzt lässt Theoderich los und der Wächter torckelt noch ein, zwei Schritte rückwärts weiter, um dann zu Boden zu fallen und regungslos liegenzubleiben </text:p>
              </text:list-item>
              <text:list-item>
                <text:p text:style-name="P3">Theoderich packt ihn am Knöchel und will ihn gerade zurück zum Gitter zerren, da beginnt der Wächter wieder sein Gekreische, windet sich, dreht sich auf den Bauch, setzt sich abrupt "rückwärts" auf (quasi eine Art Klappmesser rückwärts), dreht seinen Oberkörper und schlägt Theoderich mit der Faust ins Gesicht </text:p>
              </text:list-item>
              <text:list-item>
                <text:p text:style-name="P3">nachdem Theoderich daraufhin erneut loslässt, "entheddert" sich der Wächter wieder, steht auf, geht zurück zu seinem Schreibtisch und sackt wieder lethargisch in sich zusammen </text:p>
              </text:list-item>
              <text:list-item>
                <text:p text:style-name="P3">nach einiger Zeit kommt eine Gruppe von (wohl) Diplomaten, sieht sich die Gruppe an, zeigt sich unbeeindruckt von Gareths Erzählung bzgl. des Wächters und verlässt das Gefängnis </text:p>
              </text:list-item>
              <text:list-item>
                <text:p text:style-name="P3">eine Magd bringt etwas Essen auf einem Holztablett, welches umgehend von Theoderich zu Zahnstochern verarbeitet wird, mit denen Gareth dem Zellenschloss zu Leibe rückt </text:p>
              </text:list-item>
              <text:list-item>
                <text:p text:style-name="P3">da steht der Wächter plötzlich wieder vor dem Gitter und beginnt wie in einer Art Fieber seinen Kopf zwischen zei Stäben hindurchzudrücken </text:p>
              </text:list-item>
              <text:list-item>
                <text:p text:style-name="P3">nach einigem gewaltvollen Pressens scheint sein Schädelknochen zu brechen und der Kopf rutscht zwischen den Gitterstäben hindurch </text:p>
              </text:list-item>
              <text:list-item>
                <text:p text:style-name="P3">Theoderich springt herbei und bricht dem Wächter das Genick, welcher sich davon jedoch unbeeindruckt zeigt und Theoderich dafür eine schwere Bisswunde zufügt </text:p>
              </text:list-item>
              <text:list-item>
                <text:p text:style-name="P3">plötzlich beginnt die schwere Kopfverletzung des Wächters wieder zu heilen und schliesslich hat die Gruppe wieder den unverletzten Wächter vor sich, jedoch in einer für ihn etwas peinlichen Situation </text:p>
              </text:list-item>
              <text:list-item>
                <text:p text:style-name="P3">nach einiger Zeit dringt Kampfeslärm von draussen ins Gefängnis und eine Gruppe von Soldaten kommt herein </text:p>
              </text:list-item>
              <text:list-item>
                <text:p text:style-name="P3">diese zeigen sich ebenso verwirrt und entsetzt über die Lage des Wächters wie die Gruppe vorher und sie verlassen bis auf einen den Raum </text:p>
              </text:list-item>
              <text:list-item>
                <text:p text:style-name="P3">kurz darauf treten zwei der "weissen Ritter" ein und töten zurückgebliebenen Soldaten </text:p>
              </text:list-item>
              <text:list-item>
                <text:p text:style-name="P3">einer der "Cyber-Wölfe" betritt ebenfalls den Raum und enthauptet kurz und schmerzlos den noch immer im Gitter festhängenden Wächter </text:p>
              </text:list-item>
              <text:list-item>
                <text:p text:style-name="P3">mit einer Art Telekinese öffnet einer der beiden Ritter das Zellenschloss und fordert uns mit den Worten "Einfach mitkommen!" auf, die Zelle zu verlassen </text:p>
              </text:list-item>
              <text:list-item>
                <text:p text:style-name="P3">die Gruppe bekommt ihre Waffen zurück und wird abgeführt; der Weg führt durch einige Gänge, in denen sich die Leichen von zahlreichen Militionären und einigen wenigen "weissen Rittern" türmen </text:p>
              </text:list-item>
              <text:list-item>
                <text:p text:style-name="P3">nach einiger Zeit trifft die Gruppe in dem unterirdischen "Bahnhof" ein, den Gareth bereits besucht hatte </text:p>
              </text:list-item>
              <text:list-item>
                <text:p text:style-name="P3">vor dem alten "Zug" steht nun ein deutlich neuer wirkender "Zug", in den die Gruppe verfrachtet und von den beiden Rittern und dem Wolf bewacht wird </text:p>
              </text:list-item>
              <text:list-item>
                <text:p text:style-name="P3">der "Zug" fährt los </text:p>
              </text:list-item>
              <text:list-item>
                <text:p text:style-name="P3">nach einiger Zeit hört Gareth wieder ein Geräusch, das nach dem "Specter" klingt, dem er bereits begegnet ist </text:p>
              </text:list-item>
              <text:list-item>
                <text:p text:style-name="P3">der Zug hält an, die beiden Ritter erwähnen etwas von wegen "jetzt kommt Ärger" und "Barrikade der Strecke" </text:p>
              </text:list-item>
              <text:list-item>
                <text:p text:style-name="P3">Gareths Hinweis bzgl. des "Specters" wird nur mit einem ungläubigen Lächeln abgetan </text:p>
              </text:list-item>
              <text:list-item>
                <text:p text:style-name="P3">da wird auch schon der erste Ritter aus dem Wagon gerissen; der Wolf springt hinter her und geht ebenso hopps </text:p>
              </text:list-item>
              <text:list-item>
                <text:p text:style-name="P3">Theoderich nutzt die Gelegenheit und greift den 2. Ritter hinterrücks mit seinem Schwert an, ohne ihm jedoch auch nur einen Kratzer zuzufügen </text:p>
              </text:list-item>
              <text:list-item>
                <text:p text:style-name="P3">der Ritter reisst seine Waffe (eine Art Gewehr) hoch und feuert einen Energieblitz auf den "Specter" ab, der gerade in der Wagontür erscheint </text:p>
              </text:list-item>
              <text:list-item>
                <text:p text:style-name="P3">der "Specter" verschmilzt mit dem 2. Ritter und gibt ihn schliesslich wieder frei, woraufhin dieser tot zu Boden fällt </text:p>
              </text:list-item>
              <text:list-item>
                <text:p text:style-name="P3">Gareth nimmt all seinen Mut zusammen und spricht den Specter an, welcher einige interessante Information von sich gibt: </text:p>
                <text:list>
                  <text:list-item>
                    <text:p text:style-name="P3">er nennt sich selbt "Troublemaker" und sein Name ist Programm </text:p>
                  </text:list-item>
                  <text:list-item>
                    <text:p text:style-name="P3">er ist stets auf der Flucht vor den "Anti-Troublemakern", die seine "Streiche" wieder ausbügeln </text:p>
                  </text:list-item>
                  <text:list-item>
                    <text:p text:style-name="P3">er hat Spaß daran, mit Wesen zu spielen </text:p>
                  </text:list-item>
                  <text:list-item>
                    <text:p text:style-name="P3">mit der Gruppe kann er nicht spielen, und das fasziniert ihn, denn die Gruppe ist irgendwie anders als die anderen und gehört daher wohl irgendwie nicht hierher </text:p>
                  </text:list-item>
                  <text:list-item>
                    <text:p text:style-name="P4"><text:span text:style-name="T7">er meint, er könnte uns zu "Gott" bringen und auch noch weiter... zu GottGott</text:span><text:a xlink:type="simple" xlink:href="http://revelation.familie-schmidt.net/cgi-bin/wiki.pl?action=edit&amp;id=GottGott"><text:span text:style-name="T7">?</text:span></text:a><text:span text:style-name="T7">, und zu GottGottGott</text:span><text:a xlink:type="simple" xlink:href="http://revelation.familie-schmidt.net/cgi-bin/wiki.pl?action=edit&amp;id=GottGottGott"><text:span text:style-name="T7">?</text:span></text:a><text:span text:style-name="T7">, und GottGottGottGott</text:span><text:a xlink:type="simple" xlink:href="http://revelation.familie-schmidt.net/cgi-bin/wiki.pl?action=edit&amp;id=GottGottGottGott"><text:span text:style-name="T7">?</text:span></text:a><text:span text:style-name="T7">, etc. </text:span></text:p>
                  </text:list-item>
                  <text:list-item>
                    <text:p text:style-name="P3">ferner meint er, alles drehe sich um "die Gruppe"... sogesehen gehört sie vielleicht doch genau da hin, wie sie gerade ist... der Weg sei schliesslich das Ziel... </text:p>
                  </text:list-item>
                  <text:list-item>
                    <text:p text:style-name="P3">er selbst sieht sich als der Verursacher der "Seuche", die gerade diese Welt befällt (näheres hierzu siehe Finn) </text:p>
                  </text:list-item>
                </text:list>
              </text:list-item>
              <text:list-item>
                <text:p text:style-name="P3">schliessich haut er wieder ab, weil die "Anti-Troublemaker" zu kommen scheinen </text:p>
              </text:list-item>
              <text:list-item>
                <text:p text:style-name="P3">Theoderich schnappt sich die Waffe des Ritters, kann sie aber nicht erfolgreich bedienen </text:p>
              </text:list-item>
              <text:list-item>
                <text:p text:style-name="P3">die Gruppe hat eine Art "Vorahnung", dass gleich "irgendwas" passieren wird; die Haare auf den Armen stellen sich auf; eine Art "Energiewelle" zieht an der Gruppe vorbei und verfolgt den Specter </text:p>
              </text:list-item>
              <text:list-item>
                <text:p text:style-name="P3">nach einiger Zeit hört die Gruppe in der Ferne einen Aufschrei des Specters, dann ist Ruhe </text:p>
              </text:list-item>
              <text:list-item>
                <text:p text:style-name="P3">plötzlich ertönen Stimmen auf der anderen Seite der Barrikade </text:p>
              </text:list-item>
              <text:list-item>
                <text:p text:style-name="P3">Gareth, Isiah und Rufus nehmen die Beine unter die Armen und hauen ab </text:p>
              </text:list-item>
              <text:list-item>
                <text:p text:style-name="P3">Theoderich sieht sich wieder der Miliz gegenüber, deren Chef ihm jedoch eine Schriftrolle übergibt, auf der er aufgefordert wird, mitzukommen... man habe Finn... und alles sei in Ordnung </text:p>
              </text:list-item>
              <text:list-item>
                <text:p text:style-name="P3">Gareth, Isiah und Rufus kehren ebenfalls wieder zurück, nachdem ihnen Finn eine "Mindmessage" (s.dort) geschickt hat </text:p>
              </text:list-item>
              <text:list-item>
                <text:p text:style-name="P3">Verinigung mit Finn (s. dort) </text:p>
              </text:list-item>
            </text:list>
          </text:list-item>
          <text:list-item>
            <text:p text:style-name="P3">Gruppe 2 (Finn) </text:p>
            <text:list>
              <text:list-item>
                <text:p text:style-name="P3">Abathaurus erzählt: </text:p>
                <text:list>
                  <text:list-item>
                    <text:p text:style-name="P3">"Viktoria-Stadt" ist die größte Stadt auf dieser Welt und hat ca. 7 Millionen Einwohner </text:p>
                  </text:list-item>
                  <text:list-item>
                    <text:p text:style-name="P3">Finn erzählt, was bisher passiert ist; Aba jedoch zeigt sich nicht verständnisvoll </text:p>
                  </text:list-item>
                  <text:list-item>
                    <text:p text:style-name="P3">fragt, ob Finn an Gott glaube </text:p>
                  </text:list-item>
                  <text:list-item>
                    <text:p text:style-name="P3">der Grund hierfür: die Gesellschaft dieser Welt ist "schizophren": man glaubt oberflächlich an Gott (die Oberschicht wohl tatsächlich) und befolgt die alten Riten, während man sich jedoch sicher ist, dass es Gott nicht wirklich gibt </text:p>
                  </text:list-item>
                  <text:list-item>
                    <text:p text:style-name="P3">vor einiger Zeit brach eine Seuche auf dieser Welt aus: </text:p>
                    <text:list>
                      <text:list-item>
                        <text:p text:style-name="P3">Bewohner laufen urplötzich Amok und werden zu untoten "Mutanten" </text:p>
                      </text:list-item>
                      <text:list-item>
                        <text:p text:style-name="P3">übertragbar durch Körperflüssigkeit (ohoh, Theo!) </text:p>
                      </text:list-item>
                      <text:list-item>
                        <text:p text:style-name="P3">Tod tritt nach ca. 3 Tagen ein </text:p>
                      </text:list-item>
                      <text:list-item>
                        <text:p text:style-name="P3">Mutanten sind neuerdings organisiert und scheinbar auf der Suche nach unserer Gruppe </text:p>
                      </text:list-item>
                      <text:list-item>
                        <text:p text:style-name="P3">Mindmessage von Finn an den Rest: "bleibt mobil!" </text:p>
                      </text:list-item>
                    </text:list>
                  </text:list-item>
                  <text:list-item>
                    <text:p text:style-name="P3">die Herrscher glauben, dies sei Gottes Werk und anstatt aktiv etwas gegen die Seuche zu unternehmen, fordern sie die Bevölkerung auf, doch "einfach mehr zu beten" </text:p>
                  </text:list-item>
                  <text:list-item>
                    <text:p text:style-name="P3">das Volk reagiert zurecht sauer, daher auch der Bürgerkrieg/-aufstand </text:p>
                  </text:list-item>
                  <text:list-item>
                    <text:p text:style-name="P3">Chaos derzeit </text:p>
                  </text:list-item>
                  <text:list-item>
                    <text:p text:style-name="P3">das Portal wurde das letzte mal vor 5 Jahren benutzt und dürfte eigentlich entgegen dem Protokoll nicht benutzt werden, wenn von dieser Seite aus nicht geantwortet wird (was auch nicht der Fall war) </text:p>
                  </text:list-item>
                  <text:list-item>
                    <text:p text:style-name="P3">alle Bewohner dieser Welt sind "Shapeshifter", jedoch ohne genug Magie, um tatsächlich noch zu shiften </text:p>
                    <text:list>
                      <text:list-item>
                        <text:p text:style-name="P3">Vorfahren von Aba waren auch normale Menschen </text:p>
                      </text:list-item>
                      <text:list-item>
                        <text:p text:style-name="P3">werden alle sehr alt und haben nur wenige Kinder </text:p>
                      </text:list-item>
                    </text:list>
                  </text:list-item>
                </text:list>
              </text:list-item>
              <text:list-item>
                <text:p text:style-name="P3">Aba bringt Finn nun zur Kanalisation, wo er von einer 2er Eskorte durch ein Labyrinth von Kanälen geführt wird </text:p>
              </text:list-item>
              <text:list-item>
                <text:p text:style-name="P3">steht plötzlich ebenfalls dem "Specter" gegenüber </text:p>
                <text:list>
                  <text:list-item>
                    <text:p text:style-name="P3">der Specter ist pure, konzentrierte Magie </text:p>
                  </text:list-item>
                  <text:list-item>
                    <text:p text:style-name="P3">sagt, er sei nicht erschaffen worden, sondern einfach schon immer dagewesen </text:p>
                  </text:list-item>
                  <text:list-item>
                    <text:p text:style-name="P3">es gäbe noch mehr von seiner Art </text:p>
                  </text:list-item>
                  <text:list-item>
                    <text:p text:style-name="P3">zeigt sich unbeeindruckt von "Dispel Magic"; lacht nur und meint "10 millionenmal stärker, dann vielleicht..." </text:p>
                  </text:list-item>
                  <text:list-item>
                    <text:p text:style-name="P3">wird von Energiewelle überrascht und haut ab </text:p>
                  </text:list-item>
                  <text:list-item>
                    <text:p text:style-name="P3">Energiewelle ist eine kurzzeitige Schwankung im Magieniveau </text:p>
                  </text:list-item>
                </text:list>
              </text:list-item>
              <text:list-item>
                <text:p text:style-name="P3">Finn geht weiter und wird an 10 Mann übergeben </text:p>
              </text:list-item>
              <text:list-item>
                <text:p text:style-name="P3">Aba glaubt nicht an den Specter </text:p>
              </text:list-item>
              <text:list-item>
                <text:p text:style-name="P3">Aba holt Gruppe 1 zu sich </text:p>
              </text:list-item>
            </text:list>
          </text:list-item>
          <text:list-item>
            <text:p text:style-name="P3">Caleb (Gruppe 3) </text:p>
            <text:list>
              <text:list-item>
                <text:p text:style-name="P3">sitzt nachwievor auf dem Dach ;) </text:p>
              </text:list-item>
            </text:list>
          </text:list-item>
        </text:list>
        <text:h text:style-name="Heading_20_1" text:outline-level="1">[Session 18] 30. September 2007 : Deja Vu!</text:h>
        <text:list text:style-name="L20">
          <text:list-item>
            <text:h text:style-name="P1" text:outline-level="3">Teilnehmer : Andi, Reinhard, Markus, Sascha</text:h>
          </text:list-item>
          <text:list-item>
            <text:h text:style-name="P1" text:outline-level="3">EP: +4 (Zusammenfassung von: Sascha, mit ein paar Korrekturen von Andi)</text:h>
          </text:list-item>
          <text:list-item>
            <text:p text:style-name="P3">nach den Strapazen der der letzten Stunden ruht sich die Truppe (minus Caleb) erstmal aus </text:p>
          </text:list-item>
          <text:list-item>
            <text:p text:style-name="P3">wir erfahren Näheres zur Situation in der Stadt: </text:p>
            <text:list>
              <text:list-item>
                <text:p text:style-name="P3">es handelte sich um papst-treue Truppen, die uns im Burghof eingekessel hatten </text:p>
              </text:list-item>
              <text:list-item>
                <text:p text:style-name="P3">die papst-treuen Truppen halten derzeit ca. 1/3 der Stadt </text:p>
              </text:list-item>
              <text:list-item>
                <text:p text:style-name="P3">ein weiteres Drittel wird durch die Mutanten gehalten </text:p>
              </text:list-item>
              <text:list-item>
                <text:p text:style-name="P3">das letzte Drittel hält die Truppe um Abathaurus </text:p>
              </text:list-item>
            </text:list>
          </text:list-item>
          <text:list-item>
            <text:p text:style-name="P3">Caleb sitzt noch immer auf seinem Dach </text:p>
            <text:list>
              <text:list-item>
                <text:p text:style-name="P3">die Stadt scheint mittlerweile gut verbarrikadiert zu sein </text:p>
              </text:list-item>
              <text:list-item>
                <text:p text:style-name="P3">am kommen Morgen erscheinen auf einem Nachbardach zwei Gestalten </text:p>
              </text:list-item>
              <text:list-item>
                <text:p text:style-name="P3">auch auf Calebs Dach taucht unvermittelt ein Typ mit einer Holzkeule auf </text:p>
              </text:list-item>
              <text:list-item>
                <text:p text:style-name="P3">in der Ferne hört man Trillerpfeifen und Getrampel </text:p>
              </text:list-item>
              <text:list-item>
                <text:p text:style-name="P3">einer der beiden Zombies vom Nachbardach klettert herüber </text:p>
              </text:list-item>
              <text:list-item>
                <text:p text:style-name="P3">Caleb versucht einen beherzten Sprung über den Zombie hinweg aufs Nachbardach, wird jedoch am Bein gepackt und segelt relativ direkten Weges gen Straßenpflaster </text:p>
              </text:list-item>
              <text:list-item>
                <text:p text:style-name="P3"><text:soft-page-break/>mit einem gebrochenen rechten Arm flüchtet Caleb vor heranstürmenden Zombies und Militionären </text:p>
              </text:list-item>
              <text:list-item>
                <text:p text:style-name="P3">umringt von Zombies sieht sich Caleb plötzlich dem (einhändigen) Minotaur aus dem Burghof gegenüber, welcher auch gleich beherzt zupackt </text:p>
              </text:list-item>
              <text:list-item>
                <text:p text:style-name="P3">Ohnmacht </text:p>
              </text:list-item>
              <text:list-item>
                <text:p text:style-name="P3">ein Schwall kalten Wassers ins Gesicht bringt Caleb wieder zu Bewusstsein </text:p>
              </text:list-item>
              <text:list-item>
                <text:p text:style-name="P3">zwei Milizreiter reden auf Caleb ein </text:p>
              </text:list-item>
              <text:list-item>
                <text:p text:style-name="P3">das gut gemeinte Einrenken des gebrochenen Arms dankt ihnen Caleb mit erneuter Ohnmacht </text:p>
              </text:list-item>
              <text:list-item>
                <text:p text:style-name="P3">als er wieder zu sich kommt, befindet er sich beim Rest der Truppe in Abathaurus' Obhut </text:p>
              </text:list-item>
            </text:list>
          </text:list-item>
          <text:list-item>
            <text:p text:style-name="P4"><text:span text:style-name="T7">ein Gespräch mit Abathaurus ergibt, dass unser Blut wohl ein Gegenmittel gegen die Zombies/Mutanten</text:span><text:a xlink:type="simple" xlink:href="http://revelation.familie-schmidt.net/cgi-bin/wiki.pl?action=edit&amp;id=Zusammenfassung/Mutanten"><text:span text:style-name="T7">?</text:span></text:a><text:span text:style-name="T7"> zu sein scheint (siehe Zombie im Zellengitter, der Theoderich gebissen hat) </text:span></text:p>
          </text:list-item>
          <text:list-item>
            <text:p text:style-name="P3">freundlich wie er nunmal ist, stürzt sich Abathaurus im nächsten Augenblick mit den Worten "und jetzt will ich *Dein* Blut trinken" auf Gareth </text:p>
          </text:list-item>
          <text:list-item>
            <text:p text:style-name="P3">Madness reigns (in the hall of the Minotaur king) </text:p>
          </text:list-item>
          <text:list-item>
            <text:p text:style-name="P3">viele kämpfen gegen viele </text:p>
            <text:list>
              <text:list-item>
                <text:p text:style-name="P3">Abathaurus stürzt sich auf Gareth, der weiterhin versucht, zu fliehen </text:p>
              </text:list-item>
              <text:list-item>
                <text:p text:style-name="P3">Gareth boxt Abathaurus ins Maul </text:p>
              </text:list-item>
              <text:list-item>
                <text:p text:style-name="P3">Abathaurus beisst zu und reisst Gareth den Arm ab, wohin Gareth bewusstlos zu Boden fällt </text:p>
              </text:list-item>
              <text:list-item>
                <text:p text:style-name="P3">Abathaurus bekommt zweimal voll eine uff'n Kopp von Rufus </text:p>
              </text:list-item>
              <text:list-item>
                <text:p text:style-name="P3">Caleb sticht Abathaurus ins Bein </text:p>
              </text:list-item>
              <text:list-item>
                <text:p text:style-name="P3">schwer verletzt versucht Abathaurus aufzustehen und wird weiterhin von Caleb und Rufus traktiert </text:p>
              </text:list-item>
              <text:list-item>
                <text:p text:style-name="P3">Abathaurus erliegt seinen schweren Verletzungen </text:p>
              </text:list-item>
              <text:list-item>
                <text:p text:style-name="P3">währenddessen Theoderich metzgert etliches an Groß- und Kleinvieh </text:p>
              </text:list-item>
              <text:list-item>
                <text:p text:style-name="P3">Rufus unterstützt Theoderich mit Hilfe seines Bogens </text:p>
              </text:list-item>
              <text:list-item>
                <text:p text:style-name="P3">die Gruppe hält sich (bis auf Gareth ;-) sehr wacker, aber langsam scheinen die Gegner doch Überhand zu nehmen... </text:p>
              </text:list-item>
            </text:list>
          </text:list-item>
          <text:list-item>
            <text:p text:style-name="P3">plötzlich wachen alle, durch Lärm geweckt, auf (Deja Vu!) </text:p>
            <text:list>
              <text:list-item>
                <text:p text:style-name="P3">Gareth hängt an Abathaurus's Hals und will ihn erstechen </text:p>
              </text:list-item>
              <text:list-item>
                <text:p text:style-name="P3">Gareth hat dort eine Narbe am Arm, wo ihm im Traum der Arm abgebissen worden ist </text:p>
              </text:list-item>
              <text:list-item>
                <text:p text:style-name="P3">Abathaurus nimmt den (kläglichen) Angriffsversuch mit Humor </text:p>
              </text:list-item>
            </text:list>
          </text:list-item>
          <text:list-item>
            <text:p text:style-name="P2"/>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default-outline-level="1">
      <style:text-properties style:font-name="Calibri1" fo:font-size="9pt" fo:font-weight="bold" style:font-size-asian="115%" style:font-weight-asian="bold" style:font-size-complex="11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8-31T17:35:49</meta:creation-date>
    <dc:date>2008-08-31T17:43:41</dc:date>
    <meta:print-date>2008-08-31T17:43:11</meta:print-date>
    <meta:editing-cycles>1</meta:editing-cycles>
    <meta:editing-duration>PT7M53S</meta:editing-duration>
    <meta:user-defined meta:name="Info 1"/>
    <meta:user-defined meta:name="Info 2"/>
    <meta:user-defined meta:name="Info 3"/>
    <meta:user-defined meta:name="Info 4"/>
    <meta:document-statistic meta:table-count="0" meta:image-count="0" meta:object-count="0" meta:page-count="8" meta:paragraph-count="624" meta:word-count="9828" meta:character-count="64696"/>
  </office:meta>
</office:document-meta>
</file>